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2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1.7291in"/>
    </style:style>
    <style:style style:name="co10" style:family="table-column">
      <style:table-column-properties fo:break-before="auto" style:column-width="0.9465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1.0217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1.011in"/>
    </style:style>
    <style:style style:name="co18" style:family="table-column">
      <style:table-column-properties fo:break-before="auto" style:column-width="1.0327in"/>
    </style:style>
    <style:style style:name="co19" style:family="table-column">
      <style:table-column-properties fo:break-before="auto" style:column-width="1.1827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7102in"/>
    </style:style>
    <style:style style:name="co22" style:family="table-column">
      <style:table-column-properties fo:break-before="auto" style:column-width="1.0535in"/>
    </style:style>
    <style:style style:name="co23" style:family="table-column">
      <style:table-column-properties fo:break-before="auto" style:column-width="1.1717in"/>
    </style:style>
    <style:style style:name="co24" style:family="table-column">
      <style:table-column-properties fo:break-before="auto" style:column-width="0.9898in"/>
    </style:style>
    <style:style style:name="co25" style:family="table-column">
      <style:table-column-properties fo:break-before="auto" style:column-width="1in"/>
    </style:style>
    <style:style style:name="co26" style:family="table-column">
      <style:table-column-properties fo:break-before="auto" style:column-width="1.2043in"/>
    </style:style>
    <style:style style:name="co27" style:family="table-column">
      <style:table-column-properties fo:break-before="auto" style:column-width="1.5256in"/>
    </style:style>
    <style:style style:name="co28" style:family="table-column">
      <style:table-column-properties fo:break-before="auto" style:column-width="0.3354in"/>
    </style:style>
    <style:style style:name="co29" style:family="table-column">
      <style:table-column-properties fo:break-before="auto" style:column-width="0.6783in"/>
    </style:style>
    <style:style style:name="co30" style:family="table-column">
      <style:table-column-properties fo:break-before="auto" style:column-width="0.8398in"/>
    </style:style>
    <style:style style:name="co31" style:family="table-column">
      <style:table-column-properties fo:break-before="auto" style:column-width="0.5181in"/>
    </style:style>
    <style:style style:name="co32" style:family="table-column">
      <style:table-column-properties fo:break-before="auto" style:column-width="0.6138in"/>
    </style:style>
    <style:style style:name="co33" style:family="table-column">
      <style:table-column-properties fo:break-before="auto" style:column-width="1.3217in"/>
    </style:style>
    <style:style style:name="co34" style:family="table-column">
      <style:table-column-properties fo:break-before="auto" style:column-width="13.4693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20"/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12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120">
      <style:table-cell-properties fo:border-bottom="2.01pt solid #000000" fo:border-left="0.99pt solid #000000" fo:border-right="none" fo:border-top="none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12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120">
      <style:table-cell-properties fo:border-bottom="2.01pt solid #000000" fo:border-left="none" fo:border-right="none" fo:border-top="none"/>
    </style:style>
    <style:style style:name="ce16" style:family="table-cell" style:parent-style-name="Pivot_20_Table_20_Value" style:data-style-name="N120">
      <style:table-cell-properties fo:border-bottom="none" fo:border-left="none" fo:border-right="0.99pt solid #000000" fo:border-top="0.99pt solid #000000"/>
    </style:style>
    <style:style style:name="ce17" style:family="table-cell" style:parent-style-name="Pivot_20_Table_20_Value" style:data-style-name="N120">
      <style:table-cell-properties fo:border-bottom="2.01pt solid #000000" fo:border-left="none" fo:border-right="0.99pt solid #000000" fo:border-top="none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20" style:family="table-cell" style:parent-style-name="Pivot_20_Table_20_Result" style:data-style-name="N12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Result" style:data-style-name="N120">
      <style:table-cell-properties fo:border-bottom="2.01pt solid #000000" fo:border-left="0.99pt solid #000000" fo:border-right="2.01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"/>
        <table:table-column table:style-name="co23" table:default-cell-style-name="ce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#==================== COMMENTS ====================</text:p>
          </table:table-cell>
          <table:table-cell table:number-columns-repeated="35"/>
        </table:table-row>
        <table:table-row table:style-name="ro2">
          <table:table-cell office:value-type="string">
            <text:p>TRSP benchmark (../Instances/trsp/pillac2/)</text:p>
          </table:table-cell>
          <table:table-cell table:number-columns-repeated="35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35"/>
        </table:table-row>
        <table:table-row table:style-name="ro1" table:number-rows-repeated="2">
          <table:table-cell table:number-columns-repeated="36"/>
        </table:table-row>
        <table:table-row table:style-name="ro2"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size</text:p>
          </table:table-cell>
          <table:table-cell office:value-type="string">
            <text:p>crew</text:p>
          </table:table-cell>
          <table:table-cell office:value-type="string">
            <text:p>run</text:p>
          </table:table-cell>
          <table:table-cell office:value-type="string">
            <text:p>comment</text:p>
          </table:table-cell>
          <table:table-cell office:value-type="string">
            <text:p>init_time</text:p>
          </table:table-cell>
          <table:table-cell office:value-type="string">
            <text:p>init_it</text:p>
          </table:table-cell>
          <table:table-cell office:value-type="string">
            <text:p>init_status</text:p>
          </table:table-cell>
          <table:table-cell office:value-type="string">
            <text:p>init_unserved</text:p>
          </table:table-cell>
          <table:table-cell office:value-type="string">
            <text:p>init_wt</text:p>
          </table:table-cell>
          <table:table-cell office:value-type="string">
            <text:p>alns_time_s</text:p>
          </table:table-cell>
          <table:table-cell office:value-type="string">
            <text:p>alns_it</text:p>
          </table:table-cell>
          <table:table-cell office:value-type="string">
            <text:p>alns_unserved</text:p>
          </table:table-cell>
          <table:table-cell office:value-type="string">
            <text:p>alns_wt</text:p>
          </table:table-cell>
          <table:table-cell office:value-type="string">
            <text:p>alns_K</text:p>
          </table:table-cell>
          <table:table-cell office:value-type="string">
            <text:p>alns_imp_wt</text:p>
          </table:table-cell>
          <table:table-cell office:value-type="string">
            <text:p>alns_checksol</text:p>
          </table:table-cell>
          <table:table-cell office:value-type="string">
            <text:p>postop_time_s</text:p>
          </table:table-cell>
          <table:table-cell office:value-type="string">
            <text:p>postop_unserved</text:p>
          </table:table-cell>
          <table:table-cell office:value-type="string">
            <text:p>postop_wt</text:p>
          </table:table-cell>
          <table:table-cell office:value-type="string">
            <text:p>postop_K</text:p>
          </table:table-cell>
          <table:table-cell office:value-type="string">
            <text:p>postop_imp_wt</text:p>
          </table:table-cell>
          <table:table-cell office:value-type="string">
            <text:p>post_op_imp_uns</text:p>
          </table:table-cell>
          <table:table-cell office:value-type="string">
            <text:p>postop_checksol</text:p>
          </table:table-cell>
          <table:table-cell office:value-type="string">
            <text:p>postop_bbgap</text:p>
          </table:table-cell>
          <table:table-cell office:value-type="string">
            <text:p>postop_status</text:p>
          </table:table-cell>
          <table:table-cell office:value-type="string">
            <text:p>postop_pool_size</text:p>
          </table:table-cell>
          <table:table-cell office:value-type="string">
            <text:p>postop_pool_collisions</text:p>
          </table:table-cell>
          <table:table-cell office:value-type="string">
            <text:p>bks</text:p>
          </table:table-cell>
          <table:table-cell office:value-type="string">
            <text:p>alns_gap</text:p>
          </table:table-cell>
          <table:table-cell office:value-type="string">
            <text:p>postop_gap</text:p>
          </table:table-cell>
          <table:table-cell office:value-type="string">
            <text:p>bks_K</text:p>
          </table:table-cell>
          <table:table-cell office:value-type="string">
            <text:p>bks_opt</text:p>
          </table:table-cell>
          <table:table-cell office:value-type="string">
            <text:p>seeds</text:p>
          </table:table-cell>
          <table:table-cell office:value-type="string">
            <text:p>final_sol</text:p>
          </table:table-cell>
        </table:table-row>
        <table:table-row table:style-name="ro1">
          <table:table-cell office:value-type="string">
            <text:p>Pillac_TRSP_R1</text:p>
          </table:table-cell>
          <table:table-cell office:value-type="string">
            <text:p>Pi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0.3909">
            <text:p>0.3909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5715.7837">
            <text:p>5715.7837</text:p>
          </table:table-cell>
          <table:table-cell office:value-type="float" office:value="7.025">
            <text:p>7.0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915.7669">
            <text:p>4915.7669</text:p>
          </table:table-cell>
          <table:table-cell office:value-type="float" office:value="12">
            <text:p>12</text:p>
          </table:table-cell>
          <table:table-cell office:value-type="float" office:value="0.139966">
            <text:p>0.139966</text:p>
          </table:table-cell>
          <table:table-cell/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4915.7669">
            <text:p>4915.7669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table:style-name="ce3" table:formula="of:=[.N7]-[.T7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63361">
            <text:p>63361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21,36,48,32,34,60|2,13,29,15,16,54,58,61|3,52,18,19,53,25,62|4,27,63|5,55,28,39,38,40,64|6,22,59,46,47,42,33,65|7,30,66|8,50,67|9,49,20,37,45,23,14,68|10,24,35,17,26,31,69|11,41,70|12,51,57,43,44,56,71&gt;</text:p>
          </table:table-cell>
        </table:table-row>
        <table:table-row table:style-name="ro1">
          <table:table-cell office:value-type="string">
            <text:p>Pillac_TRSP_R1</text:p>
          </table:table-cell>
          <table:table-cell office:value-type="string">
            <text:p>Pi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float" office:value="0.0606">
            <text:p>0.0606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2">
            <text:p>2</text:p>
          </table:table-cell>
          <table:table-cell office:value-type="float" office:value="5707.3171">
            <text:p>5707.3171</text:p>
          </table:table-cell>
          <table:table-cell office:value-type="float" office:value="5.944">
            <text:p>5.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916.6168">
            <text:p>4916.6168</text:p>
          </table:table-cell>
          <table:table-cell office:value-type="float" office:value="12">
            <text:p>12</text:p>
          </table:table-cell>
          <table:table-cell office:value-type="float" office:value="0.138542">
            <text:p>0.138542</text:p>
          </table:table-cell>
          <table:table-cell/>
          <table:table-cell office:value-type="float" office:value="2.293">
            <text:p>2.3</text:p>
          </table:table-cell>
          <table:table-cell office:value-type="float" office:value="0">
            <text:p>0</text:p>
          </table:table-cell>
          <table:table-cell office:value-type="float" office:value="4915.7669">
            <text:p>4915.7669</text:p>
          </table:table-cell>
          <table:table-cell office:value-type="float" office:value="12">
            <text:p>12</text:p>
          </table:table-cell>
          <table:table-cell office:value-type="percentage" office:value="0.000173">
            <text:p>0.02%</text:p>
          </table:table-cell>
          <table:table-cell table:style-name="ce3" table:formula="of:=[.N8]-[.T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61037">
            <text:p>61037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52,59,46,45,43,34,60|2,41,61|3,30,62|4,22,35,17,32,33,63|5,49,20,37,48,26,14,64|6,27,65|7,51,57,39,38,40,66|8,21,36,16,54,56,67|9,13,29,47,42,18,58,68|10,50,69|11,24,15,19,53,25,70|12,55,28,44,23,31,71&gt;</text:p>
          </table:table-cell>
        </table:table-row>
        <table:table-row table:style-name="ro1">
          <table:table-cell office:value-type="string">
            <text:p>Pillac_TRSP_R1</text:p>
          </table:table-cell>
          <table:table-cell office:value-type="string">
            <text:p>Pi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0.0524">
            <text:p>0.0524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1">
            <text:p>1</text:p>
          </table:table-cell>
          <table:table-cell office:value-type="float" office:value="5568.3501">
            <text:p>5568.3501</text:p>
          </table:table-cell>
          <table:table-cell office:value-type="float" office:value="5.913">
            <text:p>5.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916.7669">
            <text:p>4916.7669</text:p>
          </table:table-cell>
          <table:table-cell office:value-type="float" office:value="12">
            <text:p>12</text:p>
          </table:table-cell>
          <table:table-cell office:value-type="float" office:value="0.117015">
            <text:p>0.117015</text:p>
          </table:table-cell>
          <table:table-cell/>
          <table:table-cell office:value-type="float" office:value="1.633">
            <text:p>1.6</text:p>
          </table:table-cell>
          <table:table-cell office:value-type="float" office:value="0">
            <text:p>0</text:p>
          </table:table-cell>
          <table:table-cell office:value-type="float" office:value="4916.7669">
            <text:p>4916.7669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table:style-name="ce3" table:formula="of:=[.N9]-[.T9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6054">
            <text:p>56054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13,29,15,16,54,56,60|2,52,37,39,38,40,61|3,22,43,19,53,25,62|4,24,35,45,23,14,63|5,51,57,42,47,33,64|6,27,65|7,55,59,17,46,18,58,66|8,30,67|9,49,20,28,44,26,31,68|10,41,69|11,21,36,48,32,34,70|12,50,71&gt;</text:p>
          </table:table-cell>
        </table:table-row>
        <table:table-row table:style-name="ro1">
          <table:table-cell office:value-type="string">
            <text:p>Pillac_TRSP_R1</text:p>
          </table:table-cell>
          <table:table-cell office:value-type="string">
            <text:p>Pi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float" office:value="0.2971">
            <text:p>0.2971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0">
            <text:p>0</text:p>
          </table:table-cell>
          <table:table-cell office:value-type="float" office:value="5540.8503">
            <text:p>5540.8503</text:p>
          </table:table-cell>
          <table:table-cell office:value-type="float" office:value="5.802">
            <text:p>5.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916.7169">
            <text:p>4916.7169</text:p>
          </table:table-cell>
          <table:table-cell office:value-type="float" office:value="12">
            <text:p>12</text:p>
          </table:table-cell>
          <table:table-cell office:value-type="float" office:value="0.112642">
            <text:p>0.112642</text:p>
          </table:table-cell>
          <table:table-cell/>
          <table:table-cell office:value-type="float" office:value="3.406">
            <text:p>3.4</text:p>
          </table:table-cell>
          <table:table-cell office:value-type="float" office:value="0">
            <text:p>0</text:p>
          </table:table-cell>
          <table:table-cell office:value-type="float" office:value="4916.7169">
            <text:p>4916.7169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table:style-name="ce3" table:formula="of:=[.N10]-[.T10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2603">
            <text:p>52603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52,28,43,23,31,60|2,24,35,48,26,14,61|3,50,62|4,49,20,37,18,19,58,63|5,55,59,42,32,33,64|6,27,65|7,30,66|8,21,36,45,47,46,34,67|9,41,68|10,51,57,39,38,40,69|11,22,17,44,53,25,70|12,13,29,15,16,54,56,71&gt;</text:p>
          </table:table-cell>
        </table:table-row>
        <table:table-row table:style-name="ro1">
          <table:table-cell office:value-type="string">
            <text:p>Pillac_TRSP_R1</text:p>
          </table:table-cell>
          <table:table-cell office:value-type="string">
            <text:p>Pi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float" office:value="0.0567">
            <text:p>0.0567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0">
            <text:p>0</text:p>
          </table:table-cell>
          <table:table-cell office:value-type="float" office:value="5312.7001">
            <text:p>5312.7001</text:p>
          </table:table-cell>
          <table:table-cell office:value-type="float" office:value="6.144">
            <text:p>6.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915.7669">
            <text:p>4915.7669</text:p>
          </table:table-cell>
          <table:table-cell office:value-type="float" office:value="12">
            <text:p>12</text:p>
          </table:table-cell>
          <table:table-cell office:value-type="float" office:value="0.074714">
            <text:p>0.074714</text:p>
          </table:table-cell>
          <table:table-cell/>
          <table:table-cell office:value-type="float" office:value="0.992">
            <text:p>1.0</text:p>
          </table:table-cell>
          <table:table-cell office:value-type="float" office:value="0">
            <text:p>0</text:p>
          </table:table-cell>
          <table:table-cell office:value-type="float" office:value="4915.7669">
            <text:p>4915.7669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table:style-name="ce3" table:formula="of:=[.N11]-[.T1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62622">
            <text:p>62622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22,47,19,53,25,60|2,52,59,46,44,17,34,61|3,24,35,43,26,14,62|4,21,36,48,32,33,63|5,13,29,15,16,54,58,64|6,27,65|7,55,28,45,23,31,66|8,51,57,38,39,40,67|9,30,68|10,41,69|11,49,20,37,18,42,56,70|12,50,71&gt;</text:p>
          </table:table-cell>
        </table:table-row>
        <table:table-row table:style-name="ro1">
          <table:table-cell office:value-type="string">
            <text:p>Pillac_TRSP_R1</text:p>
          </table:table-cell>
          <table:table-cell office:value-type="string">
            <text:p>Pi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/>
          <table:table-cell office:value-type="float" office:value="0.0568">
            <text:p>0.0568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5662.9502">
            <text:p>5662.9502</text:p>
          </table:table-cell>
          <table:table-cell office:value-type="float" office:value="5.848">
            <text:p>5.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915.7669">
            <text:p>4915.7669</text:p>
          </table:table-cell>
          <table:table-cell office:value-type="float" office:value="12">
            <text:p>12</text:p>
          </table:table-cell>
          <table:table-cell office:value-type="float" office:value="0.131942">
            <text:p>0.131942</text:p>
          </table:table-cell>
          <table:table-cell/>
          <table:table-cell office:value-type="float" office:value="0.92">
            <text:p>0.9</text:p>
          </table:table-cell>
          <table:table-cell office:value-type="float" office:value="0">
            <text:p>0</text:p>
          </table:table-cell>
          <table:table-cell office:value-type="float" office:value="4915.7669">
            <text:p>4915.7669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table:style-name="ce3" table:formula="of:=[.N12]-[.T12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8008">
            <text:p>58008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27,60|2,21,36,43,54,33,61|3,52,59,16,44,46,34,62|4,50,63|5,22,47,42,53,25,64|6,51,57,38,39,40,65|7,24,35,15,32,56,66|8,55,28,45,23,14,67|9,49,20,37,48,26,31,68|10,13,29,17,18,19,58,69|11,30,70|12,41,71&gt;</text:p>
          </table:table-cell>
        </table:table-row>
        <table:table-row table:style-name="ro1">
          <table:table-cell office:value-type="string">
            <text:p>Pillac_TRSP_R1</text:p>
          </table:table-cell>
          <table:table-cell office:value-type="string">
            <text:p>Pi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float" office:value="0.0565">
            <text:p>0.0565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5711.6">
            <text:p>5711.6</text:p>
          </table:table-cell>
          <table:table-cell office:value-type="float" office:value="5.772">
            <text:p>5.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915.7669">
            <text:p>4915.7669</text:p>
          </table:table-cell>
          <table:table-cell office:value-type="float" office:value="12">
            <text:p>12</text:p>
          </table:table-cell>
          <table:table-cell office:value-type="float" office:value="0.139336">
            <text:p>0.139336</text:p>
          </table:table-cell>
          <table:table-cell/>
          <table:table-cell office:value-type="float" office:value="0.88">
            <text:p>0.9</text:p>
          </table:table-cell>
          <table:table-cell office:value-type="float" office:value="0">
            <text:p>0</text:p>
          </table:table-cell>
          <table:table-cell office:value-type="float" office:value="4915.7669">
            <text:p>4915.7669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table:style-name="ce3" table:formula="of:=[.N13]-[.T13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49672">
            <text:p>49672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27,60|2,24,59,46,26,14,61|3,22,35,15,32,33,62|4,41,63|5,51,57,39,38,40,64|6,49,20,37,48,23,31,65|7,30,66|8,13,29,18,43,42,58,67|9,52,19,16,53,25,68|10,55,28,17,54,34,69|11,21,36,45,44,47,56,70|12,50,71&gt;</text:p>
          </table:table-cell>
        </table:table-row>
        <table:table-row table:style-name="ro1">
          <table:table-cell office:value-type="string">
            <text:p>Pillac_TRSP_R1</text:p>
          </table:table-cell>
          <table:table-cell office:value-type="string">
            <text:p>Pi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office:value-type="float" office:value="0.0595">
            <text:p>0.0595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5697.6169">
            <text:p>5697.6169</text:p>
          </table:table-cell>
          <table:table-cell office:value-type="float" office:value="5.954">
            <text:p>6.0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915.7669">
            <text:p>4915.7669</text:p>
          </table:table-cell>
          <table:table-cell office:value-type="float" office:value="12">
            <text:p>12</text:p>
          </table:table-cell>
          <table:table-cell office:value-type="float" office:value="0.137224">
            <text:p>0.137224</text:p>
          </table:table-cell>
          <table:table-cell/>
          <table:table-cell office:value-type="float" office:value="1.191">
            <text:p>1.2</text:p>
          </table:table-cell>
          <table:table-cell office:value-type="float" office:value="0">
            <text:p>0</text:p>
          </table:table-cell>
          <table:table-cell office:value-type="float" office:value="4915.7669">
            <text:p>4915.7669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table:style-name="ce3" table:formula="of:=[.N14]-[.T14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67145">
            <text:p>67145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55,28,48,44,43,58,60|2,27,61|3,24,35,42,54,56,62|4,50,63|5,41,64|6,21,36,47,46,17,34,65|7,51,57,38,39,40,66|8,30,67|9,22,16,19,53,25,68|10,13,29,18,23,31,69|11,52,59,15,32,33,70|12,49,20,37,45,26,14,71&gt;</text:p>
          </table:table-cell>
        </table:table-row>
        <table:table-row table:style-name="ro1">
          <table:table-cell office:value-type="string">
            <text:p>Pillac_TRSP_R1</text:p>
          </table:table-cell>
          <table:table-cell office:value-type="string">
            <text:p>Pi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/>
          <table:table-cell office:value-type="float" office:value="0.0584">
            <text:p>0.0584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5543.5501">
            <text:p>5543.5501</text:p>
          </table:table-cell>
          <table:table-cell office:value-type="float" office:value="5.909">
            <text:p>5.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915.7669">
            <text:p>4915.7669</text:p>
          </table:table-cell>
          <table:table-cell office:value-type="float" office:value="12">
            <text:p>12</text:p>
          </table:table-cell>
          <table:table-cell office:value-type="float" office:value="0.113246">
            <text:p>0.113246</text:p>
          </table:table-cell>
          <table:table-cell/>
          <table:table-cell office:value-type="float" office:value="0.939">
            <text:p>0.9</text:p>
          </table:table-cell>
          <table:table-cell office:value-type="float" office:value="0">
            <text:p>0</text:p>
          </table:table-cell>
          <table:table-cell office:value-type="float" office:value="4915.7669">
            <text:p>4915.7669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table:style-name="ce3" table:formula="of:=[.N15]-[.T15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65250">
            <text:p>65250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24,59,17,32,33,60|2,21,36,43,44,46,56,61|3,55,28,48,23,31,62|4,51,57,19,18,58,63|5,13,29,15,16,54,34,64|6,49,20,37,39,38,40,65|7,41,66|8,30,67|9,50,68|10,52,47,42,53,25,69|11,22,35,45,26,14,70|12,27,71&gt;</text:p>
          </table:table-cell>
        </table:table-row>
        <table:table-row table:style-name="ro1">
          <table:table-cell office:value-type="string">
            <text:p>Pillac_TRSP_R1</text:p>
          </table:table-cell>
          <table:table-cell office:value-type="string">
            <text:p>Pi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office:value-type="float" office:value="0.0629">
            <text:p>0.0629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0">
            <text:p>0</text:p>
          </table:table-cell>
          <table:table-cell office:value-type="float" office:value="5732.3334">
            <text:p>5732.3334</text:p>
          </table:table-cell>
          <table:table-cell office:value-type="float" office:value="6.032">
            <text:p>6.0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915.7669">
            <text:p>4915.7669</text:p>
          </table:table-cell>
          <table:table-cell office:value-type="float" office:value="12">
            <text:p>12</text:p>
          </table:table-cell>
          <table:table-cell office:value-type="float" office:value="0.142449">
            <text:p>0.142449</text:p>
          </table:table-cell>
          <table:table-cell/>
          <table:table-cell office:value-type="float" office:value="1.262">
            <text:p>1.3</text:p>
          </table:table-cell>
          <table:table-cell office:value-type="float" office:value="0">
            <text:p>0</text:p>
          </table:table-cell>
          <table:table-cell office:value-type="float" office:value="4915.7669">
            <text:p>4915.7669</text:p>
          </table:table-cell>
          <table:table-cell office:value-type="float" office:value="12">
            <text:p>12</text:p>
          </table:table-cell>
          <table:table-cell office:value-type="percentage" office:value="0">
            <text:p>0.00%</text:p>
          </table:table-cell>
          <table:table-cell table:style-name="ce3" table:formula="of:=[.N16]-[.T16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68831">
            <text:p>68831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55,28,48,47,43,56,60|2,49,20,37,42,44,33,61|3,27,62|4,13,29,15,16,54,58,63|5,50,64|6,21,36,46,26,31,65|7,30,66|8,41,67|9,22,59,45,23,14,68|10,52,18,19,53,25,69|11,24,35,17,32,34,70|12,51,57,39,38,40,71&gt;</text:p>
          </table:table-cell>
        </table:table-row>
        <table:table-row table:style-name="ro1">
          <table:table-cell office:value-type="string">
            <text:p>Pillac_TRSP_R2</text:p>
          </table:table-cell>
          <table:table-cell office:value-type="string">
            <text:p>Pi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0.0697">
            <text:p>0.0697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4358.2334">
            <text:p>4358.2334</text:p>
          </table:table-cell>
          <table:table-cell office:value-type="float" office:value="8.652">
            <text:p>8.7</text:p>
          </table:table-cell>
          <table:table-cell office:value-type="float" office:value="25600">
            <text:p>25600</text:p>
          </table:table-cell>
          <table:table-cell office:value-type="float" office:value="2">
            <text:p>2</text:p>
          </table:table-cell>
          <table:table-cell office:value-type="float" office:value="4154.7998">
            <text:p>4154.7998</text:p>
          </table:table-cell>
          <table:table-cell office:value-type="float" office:value="12">
            <text:p>12</text:p>
          </table:table-cell>
          <table:table-cell office:value-type="float" office:value="0.046678">
            <text:p>0.046678</text:p>
          </table:table-cell>
          <table:table-cell/>
          <table:table-cell office:value-type="float" office:value="6.727">
            <text:p>6.7</text:p>
          </table:table-cell>
          <table:table-cell office:value-type="float" office:value="2">
            <text:p>2</text:p>
          </table:table-cell>
          <table:table-cell office:value-type="float" office:value="4139.6666">
            <text:p>4139.6666</text:p>
          </table:table-cell>
          <table:table-cell office:value-type="float" office:value="11">
            <text:p>11</text:p>
          </table:table-cell>
          <table:table-cell office:value-type="percentage" office:value="0.003642">
            <text:p>0.36%</text:p>
          </table:table-cell>
          <table:table-cell table:style-name="ce3" table:formula="of:=[.N17]-[.T17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48134">
            <text:p>48134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15,13,61,17,39,35,62|2,33,63|3,28,60,46,20,44,64|4,22,65|5,40,41,59,14,19,66||7,32,27,51,48,54,50,31,68|8,24,52,45,69|9,29,70|10,30,21,38,23,55,37,16,71|11,58,25,47,56,36,34,72|12,26,18,43,49,53,73&gt;</text:p>
          </table:table-cell>
        </table:table-row>
        <table:table-row table:style-name="ro1">
          <table:table-cell office:value-type="string">
            <text:p>Pillac_TRSP_R2</text:p>
          </table:table-cell>
          <table:table-cell office:value-type="string">
            <text:p>Pi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float" office:value="0.0667">
            <text:p>0.0667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4477.2497">
            <text:p>4477.2497</text:p>
          </table:table-cell>
          <table:table-cell office:value-type="float" office:value="8.765">
            <text:p>8.8</text:p>
          </table:table-cell>
          <table:table-cell office:value-type="float" office:value="25600">
            <text:p>25600</text:p>
          </table:table-cell>
          <table:table-cell office:value-type="float" office:value="2">
            <text:p>2</text:p>
          </table:table-cell>
          <table:table-cell office:value-type="float" office:value="4143.1666">
            <text:p>4143.1666</text:p>
          </table:table-cell>
          <table:table-cell office:value-type="float" office:value="12">
            <text:p>12</text:p>
          </table:table-cell>
          <table:table-cell office:value-type="float" office:value="0.074618">
            <text:p>0.074618</text:p>
          </table:table-cell>
          <table:table-cell/>
          <table:table-cell office:value-type="float" office:value="3.686">
            <text:p>3.7</text:p>
          </table:table-cell>
          <table:table-cell office:value-type="float" office:value="2">
            <text:p>2</text:p>
          </table:table-cell>
          <table:table-cell office:value-type="float" office:value="4139.6666">
            <text:p>4139.6666</text:p>
          </table:table-cell>
          <table:table-cell office:value-type="float" office:value="11">
            <text:p>11</text:p>
          </table:table-cell>
          <table:table-cell office:value-type="percentage" office:value="0.000845">
            <text:p>0.08%</text:p>
          </table:table-cell>
          <table:table-cell table:style-name="ce3" table:formula="of:=[.N18]-[.T1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44228">
            <text:p>44228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15,13,61,17,39,55,37,16,62|2,30,21,38,23,35,63|3,28,60,46,20,44,64|4,32,25,47,56,36,34,65|5,22,66|6,33,67||8,58,27,51,48,54,50,31,69|9,40,41,59,14,19,70|10,26,18,49,43,53,71|11,29,72|12,24,52,45,73&gt;</text:p>
          </table:table-cell>
        </table:table-row>
        <table:table-row table:style-name="ro1">
          <table:table-cell office:value-type="string">
            <text:p>Pillac_TRSP_R2</text:p>
          </table:table-cell>
          <table:table-cell office:value-type="string">
            <text:p>Pi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0.0623">
            <text:p>0.0623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4385.5999">
            <text:p>4385.5999</text:p>
          </table:table-cell>
          <table:table-cell office:value-type="float" office:value="8.362">
            <text:p>8.4</text:p>
          </table:table-cell>
          <table:table-cell office:value-type="float" office:value="25600">
            <text:p>25600</text:p>
          </table:table-cell>
          <table:table-cell office:value-type="float" office:value="2">
            <text:p>2</text:p>
          </table:table-cell>
          <table:table-cell office:value-type="float" office:value="4158.2331">
            <text:p>4158.2331</text:p>
          </table:table-cell>
          <table:table-cell office:value-type="float" office:value="12">
            <text:p>12</text:p>
          </table:table-cell>
          <table:table-cell office:value-type="float" office:value="0.051844">
            <text:p>0.051844</text:p>
          </table:table-cell>
          <table:table-cell/>
          <table:table-cell office:value-type="float" office:value="4.052">
            <text:p>4.1</text:p>
          </table:table-cell>
          <table:table-cell office:value-type="float" office:value="2">
            <text:p>2</text:p>
          </table:table-cell>
          <table:table-cell office:value-type="float" office:value="4145.7">
            <text:p>4145.7</text:p>
          </table:table-cell>
          <table:table-cell office:value-type="float" office:value="11">
            <text:p>11</text:p>
          </table:table-cell>
          <table:table-cell office:value-type="percentage" office:value="0.003014">
            <text:p>0.30%</text:p>
          </table:table-cell>
          <table:table-cell table:style-name="ce3" table:formula="of:=[.N19]-[.T19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41869">
            <text:p>41869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22,62|2,29,63|3,40,41,59,14,19,64|4,24,52,45,65|5,28,60,46,20,44,66|6,58,25,47,56,36,55,37,67|7,26,49,18,43,53,68|8,33,51,48,54,50,31,69|9,30,21,38,23,34,70||11,15,13,61,17,39,35,16,72|12,32,27,73&gt;</text:p>
          </table:table-cell>
        </table:table-row>
        <table:table-row table:style-name="ro1">
          <table:table-cell office:value-type="string">
            <text:p>Pillac_TRSP_R2</text:p>
          </table:table-cell>
          <table:table-cell office:value-type="string">
            <text:p>Pi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float" office:value="0.0709">
            <text:p>0.0709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4312.3834">
            <text:p>4312.3834</text:p>
          </table:table-cell>
          <table:table-cell office:value-type="float" office:value="8.09">
            <text:p>8.1</text:p>
          </table:table-cell>
          <table:table-cell office:value-type="float" office:value="25600">
            <text:p>25600</text:p>
          </table:table-cell>
          <table:table-cell office:value-type="float" office:value="2">
            <text:p>2</text:p>
          </table:table-cell>
          <table:table-cell office:value-type="float" office:value="4153.9499">
            <text:p>4153.9499</text:p>
          </table:table-cell>
          <table:table-cell office:value-type="float" office:value="12">
            <text:p>12</text:p>
          </table:table-cell>
          <table:table-cell office:value-type="float" office:value="0.036739">
            <text:p>0.036739</text:p>
          </table:table-cell>
          <table:table-cell/>
          <table:table-cell office:value-type="float" office:value="4.61">
            <text:p>4.6</text:p>
          </table:table-cell>
          <table:table-cell office:value-type="float" office:value="2">
            <text:p>2</text:p>
          </table:table-cell>
          <table:table-cell office:value-type="float" office:value="4145.2498">
            <text:p>4145.2498</text:p>
          </table:table-cell>
          <table:table-cell office:value-type="float" office:value="12">
            <text:p>12</text:p>
          </table:table-cell>
          <table:table-cell office:value-type="percentage" office:value="0.002094">
            <text:p>0.21%</text:p>
          </table:table-cell>
          <table:table-cell table:style-name="ce3" table:formula="of:=[.N20]-[.T20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38097">
            <text:p>38097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25,46,20,34,56,44,62|2,31,63|3,29,64|4,22,65|5,15,13,61,19,26,49,43,18,66|6,32,60,17,39,55,37,67|7,24,52,45,68|8,33,69|9,48,54,40,41,59,14,16,47,53,70|10,58,27,71|11,30,21,36,23,35,38,72|12,28,50,51,73&gt;</text:p>
          </table:table-cell>
        </table:table-row>
        <table:table-row table:style-name="ro1">
          <table:table-cell office:value-type="string">
            <text:p>Pillac_TRSP_R2</text:p>
          </table:table-cell>
          <table:table-cell office:value-type="string">
            <text:p>Pi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float" office:value="0.0643">
            <text:p>0.0643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4442.4499">
            <text:p>4442.4499</text:p>
          </table:table-cell>
          <table:table-cell office:value-type="float" office:value="8.38">
            <text:p>8.4</text:p>
          </table:table-cell>
          <table:table-cell office:value-type="float" office:value="25600">
            <text:p>25600</text:p>
          </table:table-cell>
          <table:table-cell office:value-type="float" office:value="2">
            <text:p>2</text:p>
          </table:table-cell>
          <table:table-cell office:value-type="float" office:value="4143.5333">
            <text:p>4143.5333</text:p>
          </table:table-cell>
          <table:table-cell office:value-type="float" office:value="12">
            <text:p>12</text:p>
          </table:table-cell>
          <table:table-cell office:value-type="float" office:value="0.067286">
            <text:p>0.067286</text:p>
          </table:table-cell>
          <table:table-cell/>
          <table:table-cell office:value-type="float" office:value="3.406">
            <text:p>3.4</text:p>
          </table:table-cell>
          <table:table-cell office:value-type="float" office:value="2">
            <text:p>2</text:p>
          </table:table-cell>
          <table:table-cell office:value-type="float" office:value="4139.6666">
            <text:p>4139.6666</text:p>
          </table:table-cell>
          <table:table-cell office:value-type="float" office:value="11">
            <text:p>11</text:p>
          </table:table-cell>
          <table:table-cell office:value-type="percentage" office:value="0.000933">
            <text:p>0.09%</text:p>
          </table:table-cell>
          <table:table-cell table:style-name="ce3" table:formula="of:=[.N21]-[.T2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44684">
            <text:p>44684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24,52,45,62|2,15,13,61,17,39,35,63|3,22,64||5,26,49,43,18,53,66|6,32,25,47,56,36,34,67|7,29,68|8,40,41,59,14,19,69|9,58,27,51,48,54,50,31,70|10,30,21,38,23,55,37,16,71|11,33,72|12,28,60,46,20,44,73&gt;</text:p>
          </table:table-cell>
        </table:table-row>
        <table:table-row table:style-name="ro1">
          <table:table-cell office:value-type="string">
            <text:p>Pillac_TRSP_R2</text:p>
          </table:table-cell>
          <table:table-cell office:value-type="string">
            <text:p>Pi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/>
          <table:table-cell office:value-type="float" office:value="0.0651">
            <text:p>0.0651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4476.5497">
            <text:p>4476.5497</text:p>
          </table:table-cell>
          <table:table-cell office:value-type="float" office:value="8.88">
            <text:p>8.9</text:p>
          </table:table-cell>
          <table:table-cell office:value-type="float" office:value="25600">
            <text:p>25600</text:p>
          </table:table-cell>
          <table:table-cell office:value-type="float" office:value="2">
            <text:p>2</text:p>
          </table:table-cell>
          <table:table-cell office:value-type="float" office:value="4143.1666">
            <text:p>4143.1666</text:p>
          </table:table-cell>
          <table:table-cell office:value-type="float" office:value="12">
            <text:p>12</text:p>
          </table:table-cell>
          <table:table-cell office:value-type="float" office:value="0.074473">
            <text:p>0.074473</text:p>
          </table:table-cell>
          <table:table-cell/>
          <table:table-cell office:value-type="float" office:value="4.227">
            <text:p>4.2</text:p>
          </table:table-cell>
          <table:table-cell office:value-type="float" office:value="2">
            <text:p>2</text:p>
          </table:table-cell>
          <table:table-cell office:value-type="float" office:value="4139.6666">
            <text:p>4139.6666</text:p>
          </table:table-cell>
          <table:table-cell office:value-type="float" office:value="11">
            <text:p>11</text:p>
          </table:table-cell>
          <table:table-cell office:value-type="percentage" office:value="0.000845">
            <text:p>0.08%</text:p>
          </table:table-cell>
          <table:table-cell table:style-name="ce3" table:formula="of:=[.N22]-[.T22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48996">
            <text:p>48996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40,41,59,14,19,62|2,33,63|3,22,64|4,24,52,45,65|5,28,60,46,20,44,66|6,32,25,47,56,36,34,67|7,26,49,43,18,53,68|8,15,13,61,17,39,35,69|9,29,70|10,30,21,38,23,55,37,16,71||12,58,27,51,48,54,50,31,73&gt;</text:p>
          </table:table-cell>
        </table:table-row>
        <table:table-row table:style-name="ro1">
          <table:table-cell office:value-type="string">
            <text:p>Pillac_TRSP_R2</text:p>
          </table:table-cell>
          <table:table-cell office:value-type="string">
            <text:p>Pi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float" office:value="0.0671">
            <text:p>0.0671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4475.8166">
            <text:p>4475.8166</text:p>
          </table:table-cell>
          <table:table-cell office:value-type="float" office:value="8.864">
            <text:p>8.9</text:p>
          </table:table-cell>
          <table:table-cell office:value-type="float" office:value="25600">
            <text:p>25600</text:p>
          </table:table-cell>
          <table:table-cell office:value-type="float" office:value="2">
            <text:p>2</text:p>
          </table:table-cell>
          <table:table-cell office:value-type="float" office:value="4149.7165">
            <text:p>4149.7165</text:p>
          </table:table-cell>
          <table:table-cell office:value-type="float" office:value="11">
            <text:p>11</text:p>
          </table:table-cell>
          <table:table-cell office:value-type="float" office:value="0.072858">
            <text:p>0.072858</text:p>
          </table:table-cell>
          <table:table-cell/>
          <table:table-cell office:value-type="float" office:value="7.448">
            <text:p>7.4</text:p>
          </table:table-cell>
          <table:table-cell office:value-type="float" office:value="2">
            <text:p>2</text:p>
          </table:table-cell>
          <table:table-cell office:value-type="float" office:value="4140.9499">
            <text:p>4140.9499</text:p>
          </table:table-cell>
          <table:table-cell office:value-type="float" office:value="10">
            <text:p>10</text:p>
          </table:table-cell>
          <table:table-cell office:value-type="percentage" office:value="0.002113">
            <text:p>0.21%</text:p>
          </table:table-cell>
          <table:table-cell table:style-name="ce3" table:formula="of:=[.N23]-[.T23]" office:value-type="float" office:value="0">
            <text:p>0</text:p>
          </table:table-cell>
          <table:table-cell/>
          <table:table-cell office:value-type="float" office:value="0.0001">
            <text:p>0.0001</text:p>
          </table:table-cell>
          <table:table-cell office:value-type="string">
            <text:p>OPTIMAL</text:p>
          </table:table-cell>
          <table:table-cell office:value-type="float" office:value="49663">
            <text:p>49663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22,62|2,24,52,45,63||4,58,25,47,46,36,34,56,65|5,32,27,51,48,54,50,31,66|6,40,41,59,14,19,67||8,30,21,38,23,35,69|9,26,18,43,49,53,70|10,60,44,20,29,71|11,28,33,72|12,15,13,61,17,39,55,37,16,73&gt;</text:p>
          </table:table-cell>
        </table:table-row>
        <table:table-row table:style-name="ro1">
          <table:table-cell office:value-type="string">
            <text:p>Pillac_TRSP_R2</text:p>
          </table:table-cell>
          <table:table-cell office:value-type="string">
            <text:p>Pi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office:value-type="float" office:value="0.0661">
            <text:p>0.0661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4342.7333">
            <text:p>4342.7333</text:p>
          </table:table-cell>
          <table:table-cell office:value-type="float" office:value="8.466">
            <text:p>8.5</text:p>
          </table:table-cell>
          <table:table-cell office:value-type="float" office:value="25600">
            <text:p>25600</text:p>
          </table:table-cell>
          <table:table-cell office:value-type="float" office:value="2">
            <text:p>2</text:p>
          </table:table-cell>
          <table:table-cell office:value-type="float" office:value="4143.5333">
            <text:p>4143.5333</text:p>
          </table:table-cell>
          <table:table-cell office:value-type="float" office:value="12">
            <text:p>12</text:p>
          </table:table-cell>
          <table:table-cell office:value-type="float" office:value="0.04587">
            <text:p>0.04587</text:p>
          </table:table-cell>
          <table:table-cell/>
          <table:table-cell office:value-type="float" office:value="4.821">
            <text:p>4.8</text:p>
          </table:table-cell>
          <table:table-cell office:value-type="float" office:value="2">
            <text:p>2</text:p>
          </table:table-cell>
          <table:table-cell office:value-type="float" office:value="4139.6666">
            <text:p>4139.6666</text:p>
          </table:table-cell>
          <table:table-cell office:value-type="float" office:value="11">
            <text:p>11</text:p>
          </table:table-cell>
          <table:table-cell office:value-type="percentage" office:value="0.000933">
            <text:p>0.09%</text:p>
          </table:table-cell>
          <table:table-cell table:style-name="ce3" table:formula="of:=[.N24]-[.T24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49002">
            <text:p>49002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40,41,59,14,19,62|2,26,18,49,43,53,63|3,15,13,61,17,39,55,37,16,64|4,32,27,51,48,54,50,31,65|5,24,52,45,66|6,28,60,46,20,44,67|7,29,68|8,30,21,38,23,35,69|9,22,70|10,33,71|11,58,25,47,56,36,34,72|&gt;</text:p>
          </table:table-cell>
        </table:table-row>
        <table:table-row table:style-name="ro1">
          <table:table-cell office:value-type="string">
            <text:p>Pillac_TRSP_R2</text:p>
          </table:table-cell>
          <table:table-cell office:value-type="string">
            <text:p>Pi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/>
          <table:table-cell office:value-type="float" office:value="0.0739">
            <text:p>0.0739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4356.1667">
            <text:p>4356.1667</text:p>
          </table:table-cell>
          <table:table-cell office:value-type="float" office:value="8.698">
            <text:p>8.7</text:p>
          </table:table-cell>
          <table:table-cell office:value-type="float" office:value="25600">
            <text:p>25600</text:p>
          </table:table-cell>
          <table:table-cell office:value-type="float" office:value="2">
            <text:p>2</text:p>
          </table:table-cell>
          <table:table-cell office:value-type="float" office:value="4153.9499">
            <text:p>4153.9499</text:p>
          </table:table-cell>
          <table:table-cell office:value-type="float" office:value="12">
            <text:p>12</text:p>
          </table:table-cell>
          <table:table-cell office:value-type="float" office:value="0.046421">
            <text:p>0.046421</text:p>
          </table:table-cell>
          <table:table-cell/>
          <table:table-cell office:value-type="float" office:value="4.589">
            <text:p>4.6</text:p>
          </table:table-cell>
          <table:table-cell office:value-type="float" office:value="2">
            <text:p>2</text:p>
          </table:table-cell>
          <table:table-cell office:value-type="float" office:value="4140.9666">
            <text:p>4140.9666</text:p>
          </table:table-cell>
          <table:table-cell office:value-type="float" office:value="10">
            <text:p>10</text:p>
          </table:table-cell>
          <table:table-cell office:value-type="percentage" office:value="0.003126">
            <text:p>0.31%</text:p>
          </table:table-cell>
          <table:table-cell table:style-name="ce3" table:formula="of:=[.N25]-[.T25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46892">
            <text:p>46892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22,62|2,24,52,45,63|3,32,25,47,46,38,34,56,64||5,15,13,61,17,39,35,66|6,60,44,20,29,67|7,26,18,49,43,53,68|8,40,41,59,14,19,69|9,28,33,70|10,30,21,36,23,55,37,16,71||12,58,27,51,48,54,50,31,73&gt;</text:p>
          </table:table-cell>
        </table:table-row>
        <table:table-row table:style-name="ro1">
          <table:table-cell office:value-type="string">
            <text:p>Pillac_TRSP_R2</text:p>
          </table:table-cell>
          <table:table-cell office:value-type="string">
            <text:p>Pi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office:value-type="float" office:value="0.0675">
            <text:p>0.0675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4375.8166">
            <text:p>4375.8166</text:p>
          </table:table-cell>
          <table:table-cell office:value-type="float" office:value="8.868">
            <text:p>8.9</text:p>
          </table:table-cell>
          <table:table-cell office:value-type="float" office:value="25600">
            <text:p>25600</text:p>
          </table:table-cell>
          <table:table-cell office:value-type="float" office:value="2">
            <text:p>2</text:p>
          </table:table-cell>
          <table:table-cell office:value-type="float" office:value="4143.1666">
            <text:p>4143.1666</text:p>
          </table:table-cell>
          <table:table-cell office:value-type="float" office:value="12">
            <text:p>12</text:p>
          </table:table-cell>
          <table:table-cell office:value-type="float" office:value="0.053167">
            <text:p>0.053167</text:p>
          </table:table-cell>
          <table:table-cell/>
          <table:table-cell office:value-type="float" office:value="4.617">
            <text:p>4.6</text:p>
          </table:table-cell>
          <table:table-cell office:value-type="float" office:value="2">
            <text:p>2</text:p>
          </table:table-cell>
          <table:table-cell office:value-type="float" office:value="4139.6666">
            <text:p>4139.6666</text:p>
          </table:table-cell>
          <table:table-cell office:value-type="float" office:value="11">
            <text:p>11</text:p>
          </table:table-cell>
          <table:table-cell office:value-type="percentage" office:value="0.000845">
            <text:p>0.08%</text:p>
          </table:table-cell>
          <table:table-cell table:style-name="ce3" table:formula="of:=[.N26]-[.T26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45697">
            <text:p>45697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58,27,51,48,54,50,31,62|2,29,63|3,24,52,45,64|4,40,41,59,14,19,65|5,32,25,47,56,36,34,66|6,22,67||8,26,49,18,43,53,69|9,15,13,61,17,39,35,70|10,30,21,38,23,55,37,16,71|11,28,60,46,20,44,72|12,33,73&gt;</text:p>
          </table:table-cell>
        </table:table-row>
        <table:table-row table:style-name="ro1">
          <table:table-cell office:value-type="string">
            <text:p>Pillac_TRSP_R3</text:p>
          </table:table-cell>
          <table:table-cell office:value-type="string">
            <text:p>Pi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0.0687">
            <text:p>0.0687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4775.0499">
            <text:p>4775.0499</text:p>
          </table:table-cell>
          <table:table-cell office:value-type="float" office:value="6.823">
            <text:p>6.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445.3832">
            <text:p>4445.3832</text:p>
          </table:table-cell>
          <table:table-cell office:value-type="float" office:value="12">
            <text:p>12</text:p>
          </table:table-cell>
          <table:table-cell office:value-type="float" office:value="0.069039">
            <text:p>0.069039</text:p>
          </table:table-cell>
          <table:table-cell/>
          <table:table-cell office:value-type="float" office:value="6.849">
            <text:p>6.8</text:p>
          </table:table-cell>
          <table:table-cell office:value-type="float" office:value="0">
            <text:p>0</text:p>
          </table:table-cell>
          <table:table-cell office:value-type="float" office:value="4435.8498">
            <text:p>4435.8498</text:p>
          </table:table-cell>
          <table:table-cell office:value-type="float" office:value="11">
            <text:p>11</text:p>
          </table:table-cell>
          <table:table-cell office:value-type="percentage" office:value="0.002145">
            <text:p>0.21%</text:p>
          </table:table-cell>
          <table:table-cell table:style-name="ce3" table:formula="of:=[.N27]-[.T27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60323">
            <text:p>60323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29,28,58,57,56,59,53,63|2,15,47,64|3,42,45,26,65|4,23,21,66|5,37,36,38,34,40,35,39,67|6,54,55,19,46,17,18,68||8,20,24,60,32,30,70|9,61,16,52,14,13,62,71|10,41,33,31,72|11,27,22,51,50,73|12,44,43,48,49,25,74&gt;</text:p>
          </table:table-cell>
        </table:table-row>
        <table:table-row table:style-name="ro1">
          <table:table-cell office:value-type="string">
            <text:p>Pillac_TRSP_R3</text:p>
          </table:table-cell>
          <table:table-cell office:value-type="string">
            <text:p>Pi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float" office:value="0.072">
            <text:p>0.072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1">
            <text:p>1</text:p>
          </table:table-cell>
          <table:table-cell office:value-type="float" office:value="4717.3">
            <text:p>4717.3</text:p>
          </table:table-cell>
          <table:table-cell office:value-type="float" office:value="7.317">
            <text:p>7.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436.7997">
            <text:p>4436.7997</text:p>
          </table:table-cell>
          <table:table-cell office:value-type="float" office:value="11">
            <text:p>11</text:p>
          </table:table-cell>
          <table:table-cell office:value-type="float" office:value="0.059462">
            <text:p>0.059462</text:p>
          </table:table-cell>
          <table:table-cell/>
          <table:table-cell office:value-type="float" office:value="4.045">
            <text:p>4.0</text:p>
          </table:table-cell>
          <table:table-cell office:value-type="float" office:value="0">
            <text:p>0</text:p>
          </table:table-cell>
          <table:table-cell office:value-type="float" office:value="4435.6997">
            <text:p>4435.6997</text:p>
          </table:table-cell>
          <table:table-cell office:value-type="float" office:value="11">
            <text:p>11</text:p>
          </table:table-cell>
          <table:table-cell office:value-type="percentage" office:value="0.000248">
            <text:p>0.02%</text:p>
          </table:table-cell>
          <table:table-cell table:style-name="ce3" table:formula="of:=[.N28]-[.T2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8155">
            <text:p>58155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54,52,28,63|2,29,21,64|3,15,47,46,18,17,65|4,44,43,48,49,25,66|5,37,36,38,34,40,35,39,67|6,61,16,56,14,13,62,68|7,27,22,51,50,69|8,23,19,58,55,59,57,53,70|9,20,24,60,32,30,71|10,41,33,31,72|11,42,45,26,73|&gt;</text:p>
          </table:table-cell>
        </table:table-row>
        <table:table-row table:style-name="ro1">
          <table:table-cell office:value-type="string">
            <text:p>Pillac_TRSP_R3</text:p>
          </table:table-cell>
          <table:table-cell office:value-type="string">
            <text:p>Pi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0.0699">
            <text:p>0.069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4850.0335">
            <text:p>4850.0335</text:p>
          </table:table-cell>
          <table:table-cell office:value-type="float" office:value="6.997">
            <text:p>7.0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440.3996">
            <text:p>4440.3996</text:p>
          </table:table-cell>
          <table:table-cell office:value-type="float" office:value="12">
            <text:p>12</text:p>
          </table:table-cell>
          <table:table-cell office:value-type="float" office:value="0.08446">
            <text:p>0.08446</text:p>
          </table:table-cell>
          <table:table-cell/>
          <table:table-cell office:value-type="float" office:value="0.977">
            <text:p>1.0</text:p>
          </table:table-cell>
          <table:table-cell office:value-type="float" office:value="0">
            <text:p>0</text:p>
          </table:table-cell>
          <table:table-cell office:value-type="float" office:value="4434.7998">
            <text:p>4434.7998</text:p>
          </table:table-cell>
          <table:table-cell office:value-type="float" office:value="11">
            <text:p>11</text:p>
          </table:table-cell>
          <table:table-cell office:value-type="percentage" office:value="0.001261">
            <text:p>0.13%</text:p>
          </table:table-cell>
          <table:table-cell table:style-name="ce3" table:formula="of:=[.N29]-[.T29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8733">
            <text:p>58733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42,45,26,63|2,44,43,48,49,25,64|3,20,24,60,32,30,65|4,41,33,31,66|5,29,28,52,14,13,62,67|6,27,22,51,50,68|7,61,16,57,56,55,59,53,69|8,15,47,46,18,17,70|9,37,36,38,34,40,35,39,71|10,54,58,19,72||12,23,21,74&gt;</text:p>
          </table:table-cell>
        </table:table-row>
        <table:table-row table:style-name="ro1">
          <table:table-cell office:value-type="string">
            <text:p>Pillac_TRSP_R3</text:p>
          </table:table-cell>
          <table:table-cell office:value-type="string">
            <text:p>Pi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float" office:value="0.069">
            <text:p>0.069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2">
            <text:p>2</text:p>
          </table:table-cell>
          <table:table-cell office:value-type="float" office:value="4673.2666">
            <text:p>4673.2666</text:p>
          </table:table-cell>
          <table:table-cell office:value-type="float" office:value="7.257">
            <text:p>7.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438.4832">
            <text:p>4438.4832</text:p>
          </table:table-cell>
          <table:table-cell office:value-type="float" office:value="12">
            <text:p>12</text:p>
          </table:table-cell>
          <table:table-cell office:value-type="float" office:value="0.05024">
            <text:p>0.05024</text:p>
          </table:table-cell>
          <table:table-cell/>
          <table:table-cell office:value-type="float" office:value="4.012">
            <text:p>4.0</text:p>
          </table:table-cell>
          <table:table-cell office:value-type="float" office:value="0">
            <text:p>0</text:p>
          </table:table-cell>
          <table:table-cell office:value-type="float" office:value="4434.7998">
            <text:p>4434.7998</text:p>
          </table:table-cell>
          <table:table-cell office:value-type="float" office:value="11">
            <text:p>11</text:p>
          </table:table-cell>
          <table:table-cell office:value-type="percentage" office:value="0.00083">
            <text:p>0.08%</text:p>
          </table:table-cell>
          <table:table-cell table:style-name="ce3" table:formula="of:=[.N30]-[.T30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65479">
            <text:p>65479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2,61,16,57,56,55,59,53,64|3,44,43,48,49,25,65|4,20,24,60,32,30,66|5,42,45,26,67|6,54,58,19,68|7,29,28,52,14,13,62,69|8,37,36,38,34,40,35,39,70|9,27,22,51,50,71|10,23,21,72|11,15,47,46,18,17,73|12,41,33,31,74&gt;</text:p>
          </table:table-cell>
        </table:table-row>
        <table:table-row table:style-name="ro1">
          <table:table-cell office:value-type="string">
            <text:p>Pillac_TRSP_R3</text:p>
          </table:table-cell>
          <table:table-cell office:value-type="string">
            <text:p>Pi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float" office:value="0.0783">
            <text:p>0.078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1">
            <text:p>1</text:p>
          </table:table-cell>
          <table:table-cell office:value-type="float" office:value="4784.8832">
            <text:p>4784.8832</text:p>
          </table:table-cell>
          <table:table-cell office:value-type="float" office:value="7.199">
            <text:p>7.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447.1333">
            <text:p>4447.1333</text:p>
          </table:table-cell>
          <table:table-cell office:value-type="float" office:value="12">
            <text:p>12</text:p>
          </table:table-cell>
          <table:table-cell office:value-type="float" office:value="0.070587">
            <text:p>0.070587</text:p>
          </table:table-cell>
          <table:table-cell/>
          <table:table-cell office:value-type="float" office:value="1.14">
            <text:p>1.1</text:p>
          </table:table-cell>
          <table:table-cell office:value-type="float" office:value="0">
            <text:p>0</text:p>
          </table:table-cell>
          <table:table-cell office:value-type="float" office:value="4434.7998">
            <text:p>4434.7998</text:p>
          </table:table-cell>
          <table:table-cell office:value-type="float" office:value="11">
            <text:p>11</text:p>
          </table:table-cell>
          <table:table-cell office:value-type="percentage" office:value="0.002773">
            <text:p>0.28%</text:p>
          </table:table-cell>
          <table:table-cell table:style-name="ce3" table:formula="of:=[.N31]-[.T3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62548">
            <text:p>62548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27,22,51,50,63|2,61,16,57,56,59,55,53,64|3,23,21,65|4,37,36,38,34,40,35,39,66|5,15,47,46,18,17,67|6,42,45,26,68|7,54,58,19,69|8,29,28,52,14,13,62,70||10,44,43,48,49,25,72|11,41,33,31,73|12,20,24,60,32,30,74&gt;</text:p>
          </table:table-cell>
        </table:table-row>
        <table:table-row table:style-name="ro1">
          <table:table-cell office:value-type="string">
            <text:p>Pillac_TRSP_R3</text:p>
          </table:table-cell>
          <table:table-cell office:value-type="string">
            <text:p>Pi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/>
          <table:table-cell office:value-type="float" office:value="0.0738">
            <text:p>0.073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4785.0998">
            <text:p>4785.0998</text:p>
          </table:table-cell>
          <table:table-cell office:value-type="float" office:value="7.281">
            <text:p>7.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447.1164">
            <text:p>4447.1164</text:p>
          </table:table-cell>
          <table:table-cell office:value-type="float" office:value="12">
            <text:p>12</text:p>
          </table:table-cell>
          <table:table-cell office:value-type="float" office:value="0.070632">
            <text:p>0.070632</text:p>
          </table:table-cell>
          <table:table-cell/>
          <table:table-cell office:value-type="float" office:value="12.505">
            <text:p>12.5</text:p>
          </table:table-cell>
          <table:table-cell office:value-type="float" office:value="0">
            <text:p>0</text:p>
          </table:table-cell>
          <table:table-cell office:value-type="float" office:value="4435.8997">
            <text:p>4435.8997</text:p>
          </table:table-cell>
          <table:table-cell office:value-type="float" office:value="11">
            <text:p>11</text:p>
          </table:table-cell>
          <table:table-cell office:value-type="percentage" office:value="0.002522">
            <text:p>0.25%</text:p>
          </table:table-cell>
          <table:table-cell table:style-name="ce3" table:formula="of:=[.N32]-[.T32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8263">
            <text:p>58263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42,45,26,63|2,23,21,64|3,48,43,44,18,17,65|4,20,24,60,32,30,66|5,33,31,46,41,67|6,54,57,28,49,25,68||8,15,47,70|9,37,36,38,34,40,35,39,71|10,27,22,51,50,72|11,29,19,58,55,59,56,53,73|12,61,16,52,14,13,62,74&gt;</text:p>
          </table:table-cell>
        </table:table-row>
        <table:table-row table:style-name="ro1">
          <table:table-cell office:value-type="string">
            <text:p>Pillac_TRSP_R3</text:p>
          </table:table-cell>
          <table:table-cell office:value-type="string">
            <text:p>Pi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float" office:value="0.0724">
            <text:p>0.0724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4625.5166">
            <text:p>4625.5166</text:p>
          </table:table-cell>
          <table:table-cell office:value-type="float" office:value="7.029">
            <text:p>7.0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437.6497">
            <text:p>4437.6497</text:p>
          </table:table-cell>
          <table:table-cell office:value-type="float" office:value="11">
            <text:p>11</text:p>
          </table:table-cell>
          <table:table-cell office:value-type="float" office:value="0.040615">
            <text:p>0.040615</text:p>
          </table:table-cell>
          <table:table-cell/>
          <table:table-cell office:value-type="float" office:value="1.176">
            <text:p>1.2</text:p>
          </table:table-cell>
          <table:table-cell office:value-type="float" office:value="0">
            <text:p>0</text:p>
          </table:table-cell>
          <table:table-cell office:value-type="float" office:value="4434.7998">
            <text:p>4434.7998</text:p>
          </table:table-cell>
          <table:table-cell office:value-type="float" office:value="11">
            <text:p>11</text:p>
          </table:table-cell>
          <table:table-cell office:value-type="percentage" office:value="0.000642">
            <text:p>0.06%</text:p>
          </table:table-cell>
          <table:table-cell table:style-name="ce3" table:formula="of:=[.N33]-[.T33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7860">
            <text:p>57860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2,20,24,60,32,30,64|3,37,36,38,34,40,35,39,65|4,23,21,66|5,41,33,31,67|6,44,43,48,49,25,68|7,42,45,26,69|8,61,16,57,56,55,59,53,70|9,54,58,19,71|10,27,22,51,50,72|11,29,28,52,14,13,62,73|12,15,47,46,18,17,74&gt;</text:p>
          </table:table-cell>
        </table:table-row>
        <table:table-row table:style-name="ro1">
          <table:table-cell office:value-type="string">
            <text:p>Pillac_TRSP_R3</text:p>
          </table:table-cell>
          <table:table-cell office:value-type="string">
            <text:p>Pi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office:value-type="float" office:value="0.0713">
            <text:p>0.071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1">
            <text:p>1</text:p>
          </table:table-cell>
          <table:table-cell office:value-type="float" office:value="4810.9997">
            <text:p>4810.9997</text:p>
          </table:table-cell>
          <table:table-cell office:value-type="float" office:value="7.515">
            <text:p>7.5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463.5997">
            <text:p>4463.5997</text:p>
          </table:table-cell>
          <table:table-cell office:value-type="float" office:value="11">
            <text:p>11</text:p>
          </table:table-cell>
          <table:table-cell office:value-type="float" office:value="0.07221">
            <text:p>0.07221</text:p>
          </table:table-cell>
          <table:table-cell/>
          <table:table-cell office:value-type="float" office:value="1.178">
            <text:p>1.2</text:p>
          </table:table-cell>
          <table:table-cell office:value-type="float" office:value="0">
            <text:p>0</text:p>
          </table:table-cell>
          <table:table-cell office:value-type="float" office:value="4435.7664">
            <text:p>4435.7664</text:p>
          </table:table-cell>
          <table:table-cell office:value-type="float" office:value="11">
            <text:p>11</text:p>
          </table:table-cell>
          <table:table-cell office:value-type="percentage" office:value="0.006236">
            <text:p>0.62%</text:p>
          </table:table-cell>
          <table:table-cell table:style-name="ce3" table:formula="of:=[.N34]-[.T34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5404">
            <text:p>55404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2,44,43,48,49,25,64|3,29,24,55,58,59,57,53,65|4,15,47,46,18,17,66|5,61,16,56,14,13,62,67|6,41,33,31,68|7,20,22,60,32,30,69|8,42,45,26,70|9,37,36,38,34,40,35,39,71|10,23,21,72|11,27,28,73|12,54,52,19,51,50,74&gt;</text:p>
          </table:table-cell>
        </table:table-row>
        <table:table-row table:style-name="ro1">
          <table:table-cell office:value-type="string">
            <text:p>Pillac_TRSP_R3</text:p>
          </table:table-cell>
          <table:table-cell office:value-type="string">
            <text:p>Pi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/>
          <table:table-cell office:value-type="float" office:value="0.075">
            <text:p>0.075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4831.9667">
            <text:p>4831.9667</text:p>
          </table:table-cell>
          <table:table-cell office:value-type="float" office:value="7.269">
            <text:p>7.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446.5832">
            <text:p>4446.5832</text:p>
          </table:table-cell>
          <table:table-cell office:value-type="float" office:value="12">
            <text:p>12</text:p>
          </table:table-cell>
          <table:table-cell office:value-type="float" office:value="0.079757">
            <text:p>0.079757</text:p>
          </table:table-cell>
          <table:table-cell/>
          <table:table-cell office:value-type="float" office:value="1.69">
            <text:p>1.7</text:p>
          </table:table-cell>
          <table:table-cell office:value-type="float" office:value="0">
            <text:p>0</text:p>
          </table:table-cell>
          <table:table-cell office:value-type="float" office:value="4435.8498">
            <text:p>4435.8498</text:p>
          </table:table-cell>
          <table:table-cell office:value-type="float" office:value="11">
            <text:p>11</text:p>
          </table:table-cell>
          <table:table-cell office:value-type="percentage" office:value="0.002414">
            <text:p>0.24%</text:p>
          </table:table-cell>
          <table:table-cell table:style-name="ce3" table:formula="of:=[.N35]-[.T35]" office:value-type="float" office:value="0">
            <text:p>0</text:p>
          </table:table-cell>
          <table:table-cell/>
          <table:table-cell office:value-type="float" office:value="0.0001">
            <text:p>0.0001</text:p>
          </table:table-cell>
          <table:table-cell office:value-type="string">
            <text:p>OPTIMAL</text:p>
          </table:table-cell>
          <table:table-cell office:value-type="float" office:value="61214">
            <text:p>61214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20,24,60,32,30,63|2,23,21,64|3,27,22,51,50,65|4,61,16,52,14,13,62,66|5,29,28,58,55,56,57,53,67||7,15,47,69|8,44,43,48,49,25,70|9,54,59,19,46,17,18,71|10,41,33,31,72|11,37,36,38,34,40,35,39,73|12,42,45,26,74&gt;</text:p>
          </table:table-cell>
        </table:table-row>
        <table:table-row table:style-name="ro1">
          <table:table-cell office:value-type="string">
            <text:p>Pillac_TRSP_R3</text:p>
          </table:table-cell>
          <table:table-cell office:value-type="string">
            <text:p>Pi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office:value-type="float" office:value="0.073">
            <text:p>0.07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0">
            <text:p>0</text:p>
          </table:table-cell>
          <table:table-cell office:value-type="float" office:value="4783.8499">
            <text:p>4783.8499</text:p>
          </table:table-cell>
          <table:table-cell office:value-type="float" office:value="6.883">
            <text:p>6.9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4446.2499">
            <text:p>4446.2499</text:p>
          </table:table-cell>
          <table:table-cell office:value-type="float" office:value="12">
            <text:p>12</text:p>
          </table:table-cell>
          <table:table-cell office:value-type="float" office:value="0.070571">
            <text:p>0.070571</text:p>
          </table:table-cell>
          <table:table-cell/>
          <table:table-cell office:value-type="float" office:value="2.049">
            <text:p>2.0</text:p>
          </table:table-cell>
          <table:table-cell office:value-type="float" office:value="0">
            <text:p>0</text:p>
          </table:table-cell>
          <table:table-cell office:value-type="float" office:value="4437.1663">
            <text:p>4437.1663</text:p>
          </table:table-cell>
          <table:table-cell office:value-type="float" office:value="11">
            <text:p>11</text:p>
          </table:table-cell>
          <table:table-cell office:value-type="percentage" office:value="0.002043">
            <text:p>0.20%</text:p>
          </table:table-cell>
          <table:table-cell table:style-name="ce3" table:formula="of:=[.N36]-[.T36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0363">
            <text:p>50363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48,43,44,18,17,63|2,29,21,64|3,20,22,60,32,30,65|4,27,19,51,50,66|5,23,24,58,59,55,57,53,67|6,15,47,68|7,61,16,56,14,13,62,69|8,54,52,28,49,25,70|9,42,45,26,46,71|10,37,36,38,34,40,35,39,72||12,41,33,31,74&gt;</text:p>
          </table:table-cell>
        </table:table-row>
        <table:table-row table:style-name="ro1">
          <table:table-cell office:value-type="string">
            <text:p>Pillac_TRSP_R4</text:p>
          </table:table-cell>
          <table:table-cell office:value-type="string">
            <text:p>Pi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0.0471">
            <text:p>0.0471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3850.6333">
            <text:p>3850.6333</text:p>
          </table:table-cell>
          <table:table-cell office:value-type="float" office:value="5.109">
            <text:p>5.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3874.3501">
            <text:p>3874.3501</text:p>
          </table:table-cell>
          <table:table-cell office:value-type="float" office:value="11">
            <text:p>11</text:p>
          </table:table-cell>
          <table:table-cell office:value-type="float" office:value="-0.006159">
            <text:p>-0.006159</text:p>
          </table:table-cell>
          <table:table-cell/>
          <table:table-cell office:value-type="float" office:value="3.463">
            <text:p>3.5</text:p>
          </table:table-cell>
          <table:table-cell office:value-type="float" office:value="0">
            <text:p>0</text:p>
          </table:table-cell>
          <table:table-cell office:value-type="float" office:value="3833.2833">
            <text:p>3833.2833</text:p>
          </table:table-cell>
          <table:table-cell office:value-type="float" office:value="11">
            <text:p>11</text:p>
          </table:table-cell>
          <table:table-cell office:value-type="percentage" office:value="0.0106">
            <text:p>1.06%</text:p>
          </table:table-cell>
          <table:table-cell table:style-name="ce3" table:formula="of:=[.N37]-[.T37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2928">
            <text:p>52928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24,26,47,43,48,27,38,53|2,28,54|3,32,52,50,40,37,55|4,31,56|5,22,57|6,21,58|7,41,34,46,33,13,51,17,14,59|8,36,60|9,12,23,44,30,61|10,42,49,15,45,16,18,62|11,19,20,39,25,29,35,63&gt;</text:p>
          </table:table-cell>
        </table:table-row>
        <table:table-row table:style-name="ro1">
          <table:table-cell office:value-type="string">
            <text:p>Pillac_TRSP_R4</text:p>
          </table:table-cell>
          <table:table-cell office:value-type="string">
            <text:p>Pi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office:value-type="float" office:value="0.0539">
            <text:p>0.0539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3">
            <text:p>3</text:p>
          </table:table-cell>
          <table:table-cell office:value-type="float" office:value="3681.6337">
            <text:p>3681.6337</text:p>
          </table:table-cell>
          <table:table-cell office:value-type="float" office:value="5.018">
            <text:p>5.0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3844.5834">
            <text:p>3844.5834</text:p>
          </table:table-cell>
          <table:table-cell office:value-type="float" office:value="11">
            <text:p>11</text:p>
          </table:table-cell>
          <table:table-cell office:value-type="float" office:value="-0.04426">
            <text:p>-0.04426</text:p>
          </table:table-cell>
          <table:table-cell/>
          <table:table-cell office:value-type="float" office:value="4.461">
            <text:p>4.5</text:p>
          </table:table-cell>
          <table:table-cell office:value-type="float" office:value="0">
            <text:p>0</text:p>
          </table:table-cell>
          <table:table-cell office:value-type="float" office:value="3832.3835">
            <text:p>3832.3835</text:p>
          </table:table-cell>
          <table:table-cell office:value-type="float" office:value="11">
            <text:p>11</text:p>
          </table:table-cell>
          <table:table-cell office:value-type="percentage" office:value="0.003173">
            <text:p>0.32%</text:p>
          </table:table-cell>
          <table:table-cell table:style-name="ce3" table:formula="of:=[.N38]-[.T3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8633">
            <text:p>58633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20,39,43,48,27,53|2,31,54|3,21,37,55|4,36,56|5,41,34,46,33,14,28,57|6,24,23,38,25,29,35,58|7,19,26,44,30,59|8,42,12,47,16,18,51,17,60|9,22,61|10,32,52,50,62|11,40,49,15,45,13,63&gt;</text:p>
          </table:table-cell>
        </table:table-row>
        <table:table-row table:style-name="ro1">
          <table:table-cell office:value-type="string">
            <text:p>Pillac_TRSP_R4</text:p>
          </table:table-cell>
          <table:table-cell office:value-type="string">
            <text:p>Pi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/>
          <table:table-cell office:value-type="float" office:value="0.0495">
            <text:p>0.0495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3864.35">
            <text:p>3864.35</text:p>
          </table:table-cell>
          <table:table-cell office:value-type="float" office:value="5.34">
            <text:p>5.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3849.6001">
            <text:p>3849.6001</text:p>
          </table:table-cell>
          <table:table-cell office:value-type="float" office:value="11">
            <text:p>11</text:p>
          </table:table-cell>
          <table:table-cell office:value-type="float" office:value="0.003817">
            <text:p>0.003817</text:p>
          </table:table-cell>
          <table:table-cell/>
          <table:table-cell office:value-type="float" office:value="4.018">
            <text:p>4.0</text:p>
          </table:table-cell>
          <table:table-cell office:value-type="float" office:value="0">
            <text:p>0</text:p>
          </table:table-cell>
          <table:table-cell office:value-type="float" office:value="3833.9168">
            <text:p>3833.9168</text:p>
          </table:table-cell>
          <table:table-cell office:value-type="float" office:value="11">
            <text:p>11</text:p>
          </table:table-cell>
          <table:table-cell office:value-type="percentage" office:value="0.004074">
            <text:p>0.41%</text:p>
          </table:table-cell>
          <table:table-cell table:style-name="ce3" table:formula="of:=[.N39]-[.T39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3781">
            <text:p>53781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32,52,50,40,37,53|2,31,54|3,20,39,43,48,27,38,55|4,22,56|5,24,14,42,18,28,57|6,12,23,44,30,58|7,41,34,46,33,13,51,17,59|8,21,60|9,15,49,47,45,61|10,19,26,16,25,29,35,62|11,36,63&gt;</text:p>
          </table:table-cell>
        </table:table-row>
        <table:table-row table:style-name="ro1">
          <table:table-cell office:value-type="string">
            <text:p>Pillac_TRSP_R4</text:p>
          </table:table-cell>
          <table:table-cell office:value-type="string">
            <text:p>Pi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float" office:value="0.051">
            <text:p>0.051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3819.05">
            <text:p>3819.05</text:p>
          </table:table-cell>
          <table:table-cell office:value-type="float" office:value="5.251">
            <text:p>5.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3850.8167">
            <text:p>3850.8167</text:p>
          </table:table-cell>
          <table:table-cell office:value-type="float" office:value="11">
            <text:p>11</text:p>
          </table:table-cell>
          <table:table-cell office:value-type="float" office:value="-0.008318">
            <text:p>-0.008318</text:p>
          </table:table-cell>
          <table:table-cell/>
          <table:table-cell office:value-type="float" office:value="10.717">
            <text:p>10.7</text:p>
          </table:table-cell>
          <table:table-cell office:value-type="float" office:value="0">
            <text:p>0</text:p>
          </table:table-cell>
          <table:table-cell office:value-type="float" office:value="3833.4166">
            <text:p>3833.4166</text:p>
          </table:table-cell>
          <table:table-cell office:value-type="float" office:value="11">
            <text:p>11</text:p>
          </table:table-cell>
          <table:table-cell office:value-type="percentage" office:value="0.004519">
            <text:p>0.45%</text:p>
          </table:table-cell>
          <table:table-cell table:style-name="ce3" table:formula="of:=[.N40]-[.T40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7108">
            <text:p>57108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12,23,39,43,48,27,38,53|2,22,54|3,21,55|4,24,14,42,16,25,29,35,56|5,37,15,49,47,45,18,57|6,19,26,44,30,58|7,41,34,46,33,13,51,17,59|8,20,40,28,60|9,32,52,50,61|10,36,62|11,31,63&gt;</text:p>
          </table:table-cell>
        </table:table-row>
        <table:table-row table:style-name="ro1">
          <table:table-cell office:value-type="string">
            <text:p>Pillac_TRSP_R4</text:p>
          </table:table-cell>
          <table:table-cell office:value-type="string">
            <text:p>Pi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office:value-type="float" office:value="0.0514">
            <text:p>0.0514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3872.7999">
            <text:p>3872.7999</text:p>
          </table:table-cell>
          <table:table-cell office:value-type="float" office:value="4.977">
            <text:p>5.0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3848.2333">
            <text:p>3848.2333</text:p>
          </table:table-cell>
          <table:table-cell office:value-type="float" office:value="11">
            <text:p>11</text:p>
          </table:table-cell>
          <table:table-cell office:value-type="float" office:value="0.006343">
            <text:p>0.006343</text:p>
          </table:table-cell>
          <table:table-cell/>
          <table:table-cell office:value-type="float" office:value="2.883">
            <text:p>2.9</text:p>
          </table:table-cell>
          <table:table-cell office:value-type="float" office:value="0">
            <text:p>0</text:p>
          </table:table-cell>
          <table:table-cell office:value-type="float" office:value="3831.9002">
            <text:p>3831.9002</text:p>
          </table:table-cell>
          <table:table-cell office:value-type="float" office:value="11">
            <text:p>11</text:p>
          </table:table-cell>
          <table:table-cell office:value-type="percentage" office:value="0.004244">
            <text:p>0.42%</text:p>
          </table:table-cell>
          <table:table-cell table:style-name="ce3" table:formula="of:=[.N41]-[.T4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8752">
            <text:p>58752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41,34,46,33,13,51,17,53|2,32,52,50,54|3,36,55|4,31,56|5,15,49,47,45,18,57|6,24,14,42,16,25,58|7,22,59|8,19,26,44,30,29,35,60|9,21,37,61|10,20,40,28,62|11,12,23,39,43,48,27,38,63&gt;</text:p>
          </table:table-cell>
        </table:table-row>
        <table:table-row table:style-name="ro1">
          <table:table-cell office:value-type="string">
            <text:p>Pillac_TRSP_R4</text:p>
          </table:table-cell>
          <table:table-cell office:value-type="string">
            <text:p>Pi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/>
          <table:table-cell office:value-type="float" office:value="0.0511">
            <text:p>0.0511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3">
            <text:p>3</text:p>
          </table:table-cell>
          <table:table-cell office:value-type="float" office:value="3765.3">
            <text:p>3765.3</text:p>
          </table:table-cell>
          <table:table-cell office:value-type="float" office:value="4.772">
            <text:p>4.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3868.3333">
            <text:p>3868.3333</text:p>
          </table:table-cell>
          <table:table-cell office:value-type="float" office:value="11">
            <text:p>11</text:p>
          </table:table-cell>
          <table:table-cell office:value-type="float" office:value="-0.027364">
            <text:p>-0.027364</text:p>
          </table:table-cell>
          <table:table-cell/>
          <table:table-cell office:value-type="float" office:value="7.69">
            <text:p>7.7</text:p>
          </table:table-cell>
          <table:table-cell office:value-type="float" office:value="0">
            <text:p>0</text:p>
          </table:table-cell>
          <table:table-cell office:value-type="float" office:value="3833.9168">
            <text:p>3833.9168</text:p>
          </table:table-cell>
          <table:table-cell office:value-type="float" office:value="11">
            <text:p>11</text:p>
          </table:table-cell>
          <table:table-cell office:value-type="percentage" office:value="0.008897">
            <text:p>0.89%</text:p>
          </table:table-cell>
          <table:table-cell table:style-name="ce3" table:formula="of:=[.N42]-[.T42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61329">
            <text:p>61329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15,49,47,45,53|2,20,39,43,48,27,38,54|3,41,34,46,33,13,51,17,55|4,22,56|5,12,23,44,30,57|6,19,26,16,25,29,35,58|7,31,59|8,32,52,50,40,37,60|9,24,14,42,18,28,61|10,36,62|11,21,63&gt;</text:p>
          </table:table-cell>
        </table:table-row>
        <table:table-row table:style-name="ro1">
          <table:table-cell office:value-type="string">
            <text:p>Pillac_TRSP_R4</text:p>
          </table:table-cell>
          <table:table-cell office:value-type="string">
            <text:p>Pi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/>
          <table:table-cell office:value-type="float" office:value="0.052">
            <text:p>0.052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3786.5501">
            <text:p>3786.5501</text:p>
          </table:table-cell>
          <table:table-cell office:value-type="float" office:value="4.783">
            <text:p>4.8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3851.1168">
            <text:p>3851.1168</text:p>
          </table:table-cell>
          <table:table-cell office:value-type="float" office:value="11">
            <text:p>11</text:p>
          </table:table-cell>
          <table:table-cell office:value-type="float" office:value="-0.017052">
            <text:p>-0.017052</text:p>
          </table:table-cell>
          <table:table-cell/>
          <table:table-cell office:value-type="float" office:value="2.785">
            <text:p>2.8</text:p>
          </table:table-cell>
          <table:table-cell office:value-type="float" office:value="0">
            <text:p>0</text:p>
          </table:table-cell>
          <table:table-cell office:value-type="float" office:value="3831.9002">
            <text:p>3831.9002</text:p>
          </table:table-cell>
          <table:table-cell office:value-type="float" office:value="11">
            <text:p>11</text:p>
          </table:table-cell>
          <table:table-cell office:value-type="percentage" office:value="0.00499">
            <text:p>0.50%</text:p>
          </table:table-cell>
          <table:table-cell table:style-name="ce3" table:formula="of:=[.N43]-[.T43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1364">
            <text:p>51364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24,14,42,16,25,53|2,36,54|3,21,37,55|4,31,56|5,41,34,33,46,13,51,17,57|6,32,52,50,58|7,20,40,28,59|8,12,23,39,43,48,27,38,60|9,19,26,44,30,29,35,61|10,22,62|11,15,49,47,45,18,63&gt;</text:p>
          </table:table-cell>
        </table:table-row>
        <table:table-row table:style-name="ro1">
          <table:table-cell office:value-type="string">
            <text:p>Pillac_TRSP_R4</text:p>
          </table:table-cell>
          <table:table-cell office:value-type="string">
            <text:p>Pi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office:value-type="float" office:value="0.0494">
            <text:p>0.0494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3942.2501">
            <text:p>3942.2501</text:p>
          </table:table-cell>
          <table:table-cell office:value-type="float" office:value="5.084">
            <text:p>5.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3857.5666">
            <text:p>3857.5666</text:p>
          </table:table-cell>
          <table:table-cell office:value-type="float" office:value="11">
            <text:p>11</text:p>
          </table:table-cell>
          <table:table-cell office:value-type="float" office:value="0.021481">
            <text:p>0.021481</text:p>
          </table:table-cell>
          <table:table-cell/>
          <table:table-cell office:value-type="float" office:value="4.322">
            <text:p>4.3</text:p>
          </table:table-cell>
          <table:table-cell office:value-type="float" office:value="0">
            <text:p>0</text:p>
          </table:table-cell>
          <table:table-cell office:value-type="float" office:value="3831.9001">
            <text:p>3831.9001</text:p>
          </table:table-cell>
          <table:table-cell office:value-type="float" office:value="11">
            <text:p>11</text:p>
          </table:table-cell>
          <table:table-cell office:value-type="percentage" office:value="0.006654">
            <text:p>0.67%</text:p>
          </table:table-cell>
          <table:table-cell table:style-name="ce3" table:formula="of:=[.N44]-[.T44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61596">
            <text:p>61596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20,40,28,53|2,32,52,50,54|3,41,34,33,46,13,51,17,55|4,37,15,49,47,45,18,56|5,19,26,44,30,29,35,57|6,24,14,42,16,25,58|7,12,23,39,43,48,27,38,59|8,21,60|9,22,61|10,31,62|11,36,63&gt;</text:p>
          </table:table-cell>
        </table:table-row>
        <table:table-row table:style-name="ro1">
          <table:table-cell office:value-type="string">
            <text:p>Pillac_TRSP_R4</text:p>
          </table:table-cell>
          <table:table-cell office:value-type="string">
            <text:p>Pi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/>
          <table:table-cell office:value-type="float" office:value="0.0531">
            <text:p>0.0531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2">
            <text:p>2</text:p>
          </table:table-cell>
          <table:table-cell office:value-type="float" office:value="3858.6165">
            <text:p>3858.6165</text:p>
          </table:table-cell>
          <table:table-cell office:value-type="float" office:value="5.023">
            <text:p>5.0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3856.95">
            <text:p>3856.95</text:p>
          </table:table-cell>
          <table:table-cell office:value-type="float" office:value="11">
            <text:p>11</text:p>
          </table:table-cell>
          <table:table-cell office:value-type="float" office:value="0.000432">
            <text:p>0.000432</text:p>
          </table:table-cell>
          <table:table-cell/>
          <table:table-cell office:value-type="float" office:value="5.898">
            <text:p>5.9</text:p>
          </table:table-cell>
          <table:table-cell office:value-type="float" office:value="0">
            <text:p>0</text:p>
          </table:table-cell>
          <table:table-cell office:value-type="float" office:value="3834.6334">
            <text:p>3834.6334</text:p>
          </table:table-cell>
          <table:table-cell office:value-type="float" office:value="11">
            <text:p>11</text:p>
          </table:table-cell>
          <table:table-cell office:value-type="percentage" office:value="0.005786">
            <text:p>0.58%</text:p>
          </table:table-cell>
          <table:table-cell table:style-name="ce3" table:formula="of:=[.N45]-[.T45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9225">
            <text:p>59225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31,53|2,19,26,44,30,54|3,24,14,42,39,43,48,27,38,55|4,15,49,47,45,18,56|5,22,57|6,21,37,58|7,32,52,50,59|8,41,34,46,33,13,51,17,60|9,12,23,16,25,29,35,61|10,36,62|11,20,40,28,63&gt;</text:p>
          </table:table-cell>
        </table:table-row>
        <table:table-row table:style-name="ro1">
          <table:table-cell office:value-type="string">
            <text:p>Pillac_TRSP_R4</text:p>
          </table:table-cell>
          <table:table-cell office:value-type="string">
            <text:p>Pi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/>
          <table:table-cell office:value-type="float" office:value="0.0476">
            <text:p>0.0476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3">
            <text:p>3</text:p>
          </table:table-cell>
          <table:table-cell office:value-type="float" office:value="3818.7832">
            <text:p>3818.7832</text:p>
          </table:table-cell>
          <table:table-cell office:value-type="float" office:value="5.313">
            <text:p>5.3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3861.2834">
            <text:p>3861.2834</text:p>
          </table:table-cell>
          <table:table-cell office:value-type="float" office:value="11">
            <text:p>11</text:p>
          </table:table-cell>
          <table:table-cell office:value-type="float" office:value="-0.011129">
            <text:p>-0.011129</text:p>
          </table:table-cell>
          <table:table-cell/>
          <table:table-cell office:value-type="float" office:value="7.922">
            <text:p>7.9</text:p>
          </table:table-cell>
          <table:table-cell office:value-type="float" office:value="0">
            <text:p>0</text:p>
          </table:table-cell>
          <table:table-cell office:value-type="float" office:value="3833.9667">
            <text:p>3833.9667</text:p>
          </table:table-cell>
          <table:table-cell office:value-type="float" office:value="11">
            <text:p>11</text:p>
          </table:table-cell>
          <table:table-cell office:value-type="percentage" office:value="0.007075">
            <text:p>0.71%</text:p>
          </table:table-cell>
          <table:table-cell table:style-name="ce3" table:formula="of:=[.N46]-[.T46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57214">
            <text:p>57214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31,53|2,32,52,50,54|3,41,34,46,33,13,43,48,27,55|4,42,12,47,16,18,51,17,56|5,19,23,38,25,29,35,57|6,36,58|7,20,14,28,59|8,21,37,60|9,40,49,15,45,61|10,24,26,44,30,39,62|11,22,63&gt;</text:p>
          </table:table-cell>
        </table:table-row>
        <table:table-row table:style-name="ro1">
          <table:table-cell office:value-type="string">
            <text:p>Pillac_TRSP_R5</text:p>
          </table:table-cell>
          <table:table-cell office:value-type="string">
            <text:p>Pi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0.0395">
            <text:p>0.0395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3852.583">
            <text:p>3852.583</text:p>
          </table:table-cell>
          <table:table-cell office:value-type="float" office:value="5.072">
            <text:p>5.1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3601.9996">
            <text:p>3601.9996</text:p>
          </table:table-cell>
          <table:table-cell office:value-type="float" office:value="8">
            <text:p>8</text:p>
          </table:table-cell>
          <table:table-cell office:value-type="float" office:value="0.065043">
            <text:p>0.065043</text:p>
          </table:table-cell>
          <table:table-cell/>
          <table:table-cell office:value-type="float" office:value="1.481">
            <text:p>1.5</text:p>
          </table:table-cell>
          <table:table-cell office:value-type="float" office:value="1">
            <text:p>1</text:p>
          </table:table-cell>
          <table:table-cell office:value-type="float" office:value="3595.4831">
            <text:p>3595.4831</text:p>
          </table:table-cell>
          <table:table-cell office:value-type="float" office:value="7">
            <text:p>7</text:p>
          </table:table-cell>
          <table:table-cell office:value-type="percentage" office:value="0.001809">
            <text:p>0.18%</text:p>
          </table:table-cell>
          <table:table-cell table:style-name="ce3" table:formula="of:=[.N47]-[.T47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27610">
            <text:p>27610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23,34,35,36,27,50|2,51|||5,21,49,13,47,54|6,37,39,40,42,45,55|7,38,41,22,16,43,15,18,56||9,25,33,19,26,58|10,44,46,32,24,20,59||12,31,28,29,14,17,30,61&gt;</text:p>
          </table:table-cell>
        </table:table-row>
        <table:table-row table:style-name="ro1">
          <table:table-cell office:value-type="string">
            <text:p>Pillac_TRSP_R5</text:p>
          </table:table-cell>
          <table:table-cell office:value-type="string">
            <text:p>Pi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float" office:value="0.0389">
            <text:p>0.0389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3832.9996">
            <text:p>3832.9996</text:p>
          </table:table-cell>
          <table:table-cell office:value-type="float" office:value="4.552">
            <text:p>4.6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3596.3162">
            <text:p>3596.3162</text:p>
          </table:table-cell>
          <table:table-cell office:value-type="float" office:value="8">
            <text:p>8</text:p>
          </table:table-cell>
          <table:table-cell office:value-type="float" office:value="0.061749">
            <text:p>0.061749</text:p>
          </table:table-cell>
          <table:table-cell/>
          <table:table-cell office:value-type="float" office:value="1.601">
            <text:p>1.6</text:p>
          </table:table-cell>
          <table:table-cell office:value-type="float" office:value="1">
            <text:p>1</text:p>
          </table:table-cell>
          <table:table-cell office:value-type="float" office:value="3595.4831">
            <text:p>3595.4831</text:p>
          </table:table-cell>
          <table:table-cell office:value-type="float" office:value="7">
            <text:p>7</text:p>
          </table:table-cell>
          <table:table-cell office:value-type="percentage" office:value="0.000232">
            <text:p>0.02%</text:p>
          </table:table-cell>
          <table:table-cell table:style-name="ce3" table:formula="of:=[.N48]-[.T4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26236">
            <text:p>26236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50|2,44,49,32,47,51|3,23,34,35,36,27,52|4,31,28,29,14,17,30,53|||7,37,39,40,42,45,56|8,25,33,19,20,57|||11,21,46,13,24,26,60|12,38,41,22,16,43,15,18,61&gt;</text:p>
          </table:table-cell>
        </table:table-row>
        <table:table-row table:style-name="ro1">
          <table:table-cell office:value-type="string">
            <text:p>Pillac_TRSP_R5</text:p>
          </table:table-cell>
          <table:table-cell office:value-type="string">
            <text:p>Pi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0.041">
            <text:p>0.041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3966.8663">
            <text:p>3966.8663</text:p>
          </table:table-cell>
          <table:table-cell office:value-type="float" office:value="4.675">
            <text:p>4.7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3601.7163">
            <text:p>3601.7163</text:p>
          </table:table-cell>
          <table:table-cell office:value-type="float" office:value="8">
            <text:p>8</text:p>
          </table:table-cell>
          <table:table-cell office:value-type="float" office:value="0.09205">
            <text:p>0.09205</text:p>
          </table:table-cell>
          <table:table-cell/>
          <table:table-cell office:value-type="float" office:value="1.256">
            <text:p>1.3</text:p>
          </table:table-cell>
          <table:table-cell office:value-type="float" office:value="1">
            <text:p>1</text:p>
          </table:table-cell>
          <table:table-cell office:value-type="float" office:value="3595.4831">
            <text:p>3595.4831</text:p>
          </table:table-cell>
          <table:table-cell office:value-type="float" office:value="7">
            <text:p>7</text:p>
          </table:table-cell>
          <table:table-cell office:value-type="percentage" office:value="0.001731">
            <text:p>0.17%</text:p>
          </table:table-cell>
          <table:table-cell table:style-name="ce3" table:formula="of:=[.N49]-[.T49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24470">
            <text:p>24470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31,28,29,14,17,30,50||||5,25,33,19,20,54|6,38,41,22,16,43,15,18,55||8,21,46,13,47,57|9,23,34,35,36,27,58|10,37,39,40,42,45,59||12,44,49,32,24,26,61&gt;</text:p>
          </table:table-cell>
        </table:table-row>
        <table:table-row table:style-name="ro1">
          <table:table-cell office:value-type="string">
            <text:p>Pillac_TRSP_R5</text:p>
          </table:table-cell>
          <table:table-cell office:value-type="string">
            <text:p>Pi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float" office:value="0.0348">
            <text:p>0.0348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3768.1664">
            <text:p>3768.1664</text:p>
          </table:table-cell>
          <table:table-cell office:value-type="float" office:value="4.635">
            <text:p>4.6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3596.6996">
            <text:p>3596.6996</text:p>
          </table:table-cell>
          <table:table-cell office:value-type="float" office:value="8">
            <text:p>8</text:p>
          </table:table-cell>
          <table:table-cell office:value-type="float" office:value="0.045504">
            <text:p>0.045504</text:p>
          </table:table-cell>
          <table:table-cell/>
          <table:table-cell office:value-type="float" office:value="1.708">
            <text:p>1.7</text:p>
          </table:table-cell>
          <table:table-cell office:value-type="float" office:value="1">
            <text:p>1</text:p>
          </table:table-cell>
          <table:table-cell office:value-type="float" office:value="3595.4831">
            <text:p>3595.4831</text:p>
          </table:table-cell>
          <table:table-cell office:value-type="float" office:value="7">
            <text:p>7</text:p>
          </table:table-cell>
          <table:table-cell office:value-type="percentage" office:value="0.000338">
            <text:p>0.03%</text:p>
          </table:table-cell>
          <table:table-cell table:style-name="ce3" table:formula="of:=[.N50]-[.T50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28612">
            <text:p>28612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44,49,32,24,26,50|||4,37,39,40,42,45,53|5,21,46,13,47,54|6,23,34,35,36,27,55||8,38,41,22,16,43,15,18,57|9,58|10,25,33,19,20,59|11,31,28,29,14,17,30,60|&gt;</text:p>
          </table:table-cell>
        </table:table-row>
        <table:table-row table:style-name="ro1">
          <table:table-cell office:value-type="string">
            <text:p>Pillac_TRSP_R5</text:p>
          </table:table-cell>
          <table:table-cell office:value-type="string">
            <text:p>Pi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float" office:value="0.0339">
            <text:p>0.0339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3754.8832">
            <text:p>3754.8832</text:p>
          </table:table-cell>
          <table:table-cell office:value-type="float" office:value="5.015">
            <text:p>5.0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3598.2495">
            <text:p>3598.2495</text:p>
          </table:table-cell>
          <table:table-cell office:value-type="float" office:value="8">
            <text:p>8</text:p>
          </table:table-cell>
          <table:table-cell office:value-type="float" office:value="0.041715">
            <text:p>0.041715</text:p>
          </table:table-cell>
          <table:table-cell/>
          <table:table-cell office:value-type="float" office:value="1.721">
            <text:p>1.7</text:p>
          </table:table-cell>
          <table:table-cell office:value-type="float" office:value="1">
            <text:p>1</text:p>
          </table:table-cell>
          <table:table-cell office:value-type="float" office:value="3595.4831">
            <text:p>3595.4831</text:p>
          </table:table-cell>
          <table:table-cell office:value-type="float" office:value="7">
            <text:p>7</text:p>
          </table:table-cell>
          <table:table-cell office:value-type="percentage" office:value="0.000769">
            <text:p>0.08%</text:p>
          </table:table-cell>
          <table:table-cell table:style-name="ce3" table:formula="of:=[.N51]-[.T5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28321">
            <text:p>28321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21,46,13,24,26,50|2,37,39,40,42,45,51|3,25,33,19,20,52|4,44,49,32,47,53||6,31,28,29,14,17,30,55|7,38,41,22,16,43,15,18,56|8,23,34,35,36,27,57|9,58|||&gt;</text:p>
          </table:table-cell>
        </table:table-row>
        <table:table-row table:style-name="ro1">
          <table:table-cell office:value-type="string">
            <text:p>Pillac_TRSP_R5</text:p>
          </table:table-cell>
          <table:table-cell office:value-type="string">
            <text:p>Pi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/>
          <table:table-cell office:value-type="float" office:value="0.0377">
            <text:p>0.0377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3879.5166">
            <text:p>3879.5166</text:p>
          </table:table-cell>
          <table:table-cell office:value-type="float" office:value="4.528">
            <text:p>4.5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3601.083">
            <text:p>3601.083</text:p>
          </table:table-cell>
          <table:table-cell office:value-type="float" office:value="8">
            <text:p>8</text:p>
          </table:table-cell>
          <table:table-cell office:value-type="float" office:value="0.07177">
            <text:p>0.07177</text:p>
          </table:table-cell>
          <table:table-cell/>
          <table:table-cell office:value-type="float" office:value="1.048">
            <text:p>1.0</text:p>
          </table:table-cell>
          <table:table-cell office:value-type="float" office:value="1">
            <text:p>1</text:p>
          </table:table-cell>
          <table:table-cell office:value-type="float" office:value="3595.4831">
            <text:p>3595.4831</text:p>
          </table:table-cell>
          <table:table-cell office:value-type="float" office:value="7">
            <text:p>7</text:p>
          </table:table-cell>
          <table:table-cell office:value-type="percentage" office:value="0.001555">
            <text:p>0.16%</text:p>
          </table:table-cell>
          <table:table-cell table:style-name="ce3" table:formula="of:=[.N52]-[.T52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22476">
            <text:p>22476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31,28,29,14,17,30,50|2,21,46,13,24,26,51|3,25,33,19,20,52||5,23,34,35,36,27,54|||8,57|9,44,49,32,47,58|10,38,41,22,16,43,15,18,59|11,37,39,40,42,45,60|&gt;</text:p>
          </table:table-cell>
        </table:table-row>
        <table:table-row table:style-name="ro1">
          <table:table-cell office:value-type="string">
            <text:p>Pillac_TRSP_R5</text:p>
          </table:table-cell>
          <table:table-cell office:value-type="string">
            <text:p>Pi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float" office:value="0.0366">
            <text:p>0.0366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3910.9164">
            <text:p>3910.9164</text:p>
          </table:table-cell>
          <table:table-cell office:value-type="float" office:value="4.532">
            <text:p>4.5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3598.2662">
            <text:p>3598.2662</text:p>
          </table:table-cell>
          <table:table-cell office:value-type="float" office:value="8">
            <text:p>8</text:p>
          </table:table-cell>
          <table:table-cell office:value-type="float" office:value="0.079943">
            <text:p>0.079943</text:p>
          </table:table-cell>
          <table:table-cell/>
          <table:table-cell office:value-type="float" office:value="1.575">
            <text:p>1.6</text:p>
          </table:table-cell>
          <table:table-cell office:value-type="float" office:value="1">
            <text:p>1</text:p>
          </table:table-cell>
          <table:table-cell office:value-type="float" office:value="3595.4831">
            <text:p>3595.4831</text:p>
          </table:table-cell>
          <table:table-cell office:value-type="float" office:value="7">
            <text:p>7</text:p>
          </table:table-cell>
          <table:table-cell office:value-type="percentage" office:value="0.000773">
            <text:p>0.08%</text:p>
          </table:table-cell>
          <table:table-cell table:style-name="ce3" table:formula="of:=[.N53]-[.T53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28111">
            <text:p>28111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2,44,49,32,47,51|3,31,28,29,14,17,30,52|4,53|5,23,34,35,36,27,54|6,21,46,13,24,20,55|7,25,33,19,26,56|8,57|9,58|10,37,39,40,42,45,59||12,38,41,22,16,43,15,18,61&gt;</text:p>
          </table:table-cell>
        </table:table-row>
        <table:table-row table:style-name="ro1">
          <table:table-cell office:value-type="string">
            <text:p>Pillac_TRSP_R5</text:p>
          </table:table-cell>
          <table:table-cell office:value-type="string">
            <text:p>Pi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office:value-type="float" office:value="0.0334">
            <text:p>0.0334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3933.0998">
            <text:p>3933.0998</text:p>
          </table:table-cell>
          <table:table-cell office:value-type="float" office:value="4.614">
            <text:p>4.6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3596.3162">
            <text:p>3596.3162</text:p>
          </table:table-cell>
          <table:table-cell office:value-type="float" office:value="8">
            <text:p>8</text:p>
          </table:table-cell>
          <table:table-cell office:value-type="float" office:value="0.085628">
            <text:p>0.085628</text:p>
          </table:table-cell>
          <table:table-cell/>
          <table:table-cell office:value-type="float" office:value="1.629">
            <text:p>1.6</text:p>
          </table:table-cell>
          <table:table-cell office:value-type="float" office:value="1">
            <text:p>1</text:p>
          </table:table-cell>
          <table:table-cell office:value-type="float" office:value="3595.4831">
            <text:p>3595.4831</text:p>
          </table:table-cell>
          <table:table-cell office:value-type="float" office:value="7">
            <text:p>7</text:p>
          </table:table-cell>
          <table:table-cell office:value-type="percentage" office:value="0.000232">
            <text:p>0.02%</text:p>
          </table:table-cell>
          <table:table-cell table:style-name="ce3" table:formula="of:=[.N54]-[.T54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25853">
            <text:p>25853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38,41,22,16,43,15,18,50|2,44,46,13,24,26,51||4,37,39,40,42,45,53|5,21,49,32,47,54|||8,31,28,29,14,17,30,57||10,23,34,35,36,27,59|11,25,33,19,20,60|12,61&gt;</text:p>
          </table:table-cell>
        </table:table-row>
        <table:table-row table:style-name="ro1">
          <table:table-cell office:value-type="string">
            <text:p>Pillac_TRSP_R5</text:p>
          </table:table-cell>
          <table:table-cell office:value-type="string">
            <text:p>Pi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/>
          <table:table-cell office:value-type="float" office:value="0.033">
            <text:p>0.033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3846.9662">
            <text:p>3846.9662</text:p>
          </table:table-cell>
          <table:table-cell office:value-type="float" office:value="4.502">
            <text:p>4.5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3596.5995">
            <text:p>3596.5995</text:p>
          </table:table-cell>
          <table:table-cell office:value-type="float" office:value="8">
            <text:p>8</text:p>
          </table:table-cell>
          <table:table-cell office:value-type="float" office:value="0.065082">
            <text:p>0.065082</text:p>
          </table:table-cell>
          <table:table-cell/>
          <table:table-cell office:value-type="float" office:value="1.408">
            <text:p>1.4</text:p>
          </table:table-cell>
          <table:table-cell office:value-type="float" office:value="1">
            <text:p>1</text:p>
          </table:table-cell>
          <table:table-cell office:value-type="float" office:value="3595.4831">
            <text:p>3595.4831</text:p>
          </table:table-cell>
          <table:table-cell office:value-type="float" office:value="7">
            <text:p>7</text:p>
          </table:table-cell>
          <table:table-cell office:value-type="percentage" office:value="0.00031">
            <text:p>0.03%</text:p>
          </table:table-cell>
          <table:table-cell table:style-name="ce3" table:formula="of:=[.N55]-[.T55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24950">
            <text:p>24950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23,34,35,36,27,50||3,21,46,13,24,26,52||5,25,33,19,20,54|6,55||8,31,28,29,14,17,30,57|9,38,41,22,16,43,15,18,58|10,44,49,32,47,59||12,37,39,40,42,45,61&gt;</text:p>
          </table:table-cell>
        </table:table-row>
        <table:table-row table:style-name="ro1">
          <table:table-cell office:value-type="string">
            <text:p>Pillac_TRSP_R5</text:p>
          </table:table-cell>
          <table:table-cell office:value-type="string">
            <text:p>Pi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office:value-type="float" office:value="0.039">
            <text:p>0.039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3822.9831">
            <text:p>3822.9831</text:p>
          </table:table-cell>
          <table:table-cell office:value-type="float" office:value="4.731">
            <text:p>4.7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3601.083">
            <text:p>3601.083</text:p>
          </table:table-cell>
          <table:table-cell office:value-type="float" office:value="8">
            <text:p>8</text:p>
          </table:table-cell>
          <table:table-cell office:value-type="float" office:value="0.058044">
            <text:p>0.058044</text:p>
          </table:table-cell>
          <table:table-cell/>
          <table:table-cell office:value-type="float" office:value="1.013">
            <text:p>1.0</text:p>
          </table:table-cell>
          <table:table-cell office:value-type="float" office:value="1">
            <text:p>1</text:p>
          </table:table-cell>
          <table:table-cell office:value-type="float" office:value="3596.3162">
            <text:p>3596.3162</text:p>
          </table:table-cell>
          <table:table-cell office:value-type="float" office:value="8">
            <text:p>8</text:p>
          </table:table-cell>
          <table:table-cell office:value-type="percentage" office:value="0.001324">
            <text:p>0.13%</text:p>
          </table:table-cell>
          <table:table-cell table:style-name="ce3" table:formula="of:=[.N56]-[.T56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24514">
            <text:p>24514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44,46,13,47,34,35,33,50||3,27,52|4,25,36,19,26,53||6,37,39,40,42,45,55|7,38,41,22,16,43,15,18,56|8,57|9,23,49,32,24,20,58|10,21,59|11,31,28,29,14,17,30,60|&gt;</text:p>
          </table:table-cell>
        </table:table-row>
        <table:table-row table:style-name="ro1">
          <table:table-cell office:value-type="string">
            <text:p>Pillac_TRSP_R6</text:p>
          </table:table-cell>
          <table:table-cell office:value-type="string">
            <text:p>Pi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0.0068">
            <text:p>0.0068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1222.05">
            <text:p>1222.05</text:p>
          </table:table-cell>
          <table:table-cell office:value-type="float" office:value="1.084">
            <text:p>1.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84.7335">
            <text:p>1284.7335</text:p>
          </table:table-cell>
          <table:table-cell office:value-type="float" office:value="4">
            <text:p>4</text:p>
          </table:table-cell>
          <table:table-cell office:value-type="float" office:value="-0.051294">
            <text:p>-0.051294</text:p>
          </table:table-cell>
          <table:table-cell/>
          <table:table-cell office:value-type="float" office:value="0.231">
            <text:p>0.2</text:p>
          </table:table-cell>
          <table:table-cell office:value-type="float" office:value="0">
            <text:p>0</text:p>
          </table:table-cell>
          <table:table-cell office:value-type="float" office:value="1284.7335">
            <text:p>1284.7335</text:p>
          </table:table-cell>
          <table:table-cell office:value-type="float" office:value="4">
            <text:p>4</text:p>
          </table:table-cell>
          <table:table-cell office:value-type="percentage" office:value="0">
            <text:p>0.00%</text:p>
          </table:table-cell>
          <table:table-cell table:style-name="ce3" table:formula="of:=[.N57]-[.T57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3833">
            <text:p>3833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,2,3,4,5,6]</text:p>
          </table:table-cell>
          <table:table-cell office:value-type="string">
            <text:p>&lt;1,14,9,23|2,12,19,18,16,13,21,17,24|3,20,22,5,8,6,11,7,10,25|4,15,26&gt;</text:p>
          </table:table-cell>
        </table:table-row>
        <table:table-row table:style-name="ro1">
          <table:table-cell office:value-type="string">
            <text:p>Pillac_TRSP_R6</text:p>
          </table:table-cell>
          <table:table-cell office:value-type="string">
            <text:p>Pi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0.0107">
            <text:p>0.0107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1186.6669">
            <text:p>1186.6669</text:p>
          </table:table-cell>
          <table:table-cell office:value-type="float" office:value="1.168">
            <text:p>1.2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1168.9667">
            <text:p>1168.9667</text:p>
          </table:table-cell>
          <table:table-cell office:value-type="float" office:value="4">
            <text:p>4</text:p>
          </table:table-cell>
          <table:table-cell office:value-type="float" office:value="0.014916">
            <text:p>0.014916</text:p>
          </table:table-cell>
          <table:table-cell/>
          <table:table-cell office:value-type="float" office:value="0.349">
            <text:p>0.3</text:p>
          </table:table-cell>
          <table:table-cell office:value-type="float" office:value="0">
            <text:p>0</text:p>
          </table:table-cell>
          <table:table-cell office:value-type="float" office:value="1291.7333">
            <text:p>1291.7333</text:p>
          </table:table-cell>
          <table:table-cell office:value-type="float" office:value="4">
            <text:p>4</text:p>
          </table:table-cell>
          <table:table-cell office:value-type="percentage" office:value="-0.105021">
            <text:p>-10.50%</text:p>
          </table:table-cell>
          <table:table-cell table:style-name="ce3" table:formula="of:=[.N58]-[.T58]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2774">
            <text:p>2774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2,3,4,5,6,7]</text:p>
          </table:table-cell>
          <table:table-cell office:value-type="string">
            <text:p>&lt;1,14,9,23|2,20,22,5,8,6,11,7,10,24|3,19,12,18,16,17,13,21,25|4,15,26&gt;</text:p>
          </table:table-cell>
        </table:table-row>
        <table:table-row table:style-name="ro1">
          <table:table-cell office:value-type="string">
            <text:p>Pillac_TRSP_R6</text:p>
          </table:table-cell>
          <table:table-cell office:value-type="string">
            <text:p>Pi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0.0063">
            <text:p>0.0063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1195.9167">
            <text:p>1195.9167</text:p>
          </table:table-cell>
          <table:table-cell office:value-type="float" office:value="1.247">
            <text:p>1.2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84.7335">
            <text:p>1284.7335</text:p>
          </table:table-cell>
          <table:table-cell office:value-type="float" office:value="4">
            <text:p>4</text:p>
          </table:table-cell>
          <table:table-cell office:value-type="float" office:value="-0.074267">
            <text:p>-0.074267</text:p>
          </table:table-cell>
          <table:table-cell/>
          <table:table-cell office:value-type="float" office:value="0.23">
            <text:p>0.2</text:p>
          </table:table-cell>
          <table:table-cell office:value-type="float" office:value="0">
            <text:p>0</text:p>
          </table:table-cell>
          <table:table-cell office:value-type="float" office:value="1284.7335">
            <text:p>1284.7335</text:p>
          </table:table-cell>
          <table:table-cell office:value-type="float" office:value="4">
            <text:p>4</text:p>
          </table:table-cell>
          <table:table-cell office:value-type="percentage" office:value="0">
            <text:p>0.00%</text:p>
          </table:table-cell>
          <table:table-cell table:style-name="ce3" table:formula="of:=[.N59]-[.T59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2876">
            <text:p>2876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3,4,5,6,7,8]</text:p>
          </table:table-cell>
          <table:table-cell office:value-type="string">
            <text:p>&lt;1,20,22,5,8,6,11,7,10,23|2,14,9,24|3,15,25|4,12,19,18,16,13,21,17,26&gt;</text:p>
          </table:table-cell>
        </table:table-row>
        <table:table-row table:style-name="ro1">
          <table:table-cell office:value-type="string">
            <text:p>Pillac_TRSP_R6</text:p>
          </table:table-cell>
          <table:table-cell office:value-type="string">
            <text:p>Pi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0.0063">
            <text:p>0.0063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1">
            <text:p>1</text:p>
          </table:table-cell>
          <table:table-cell office:value-type="float" office:value="1237.6501">
            <text:p>1237.6501</text:p>
          </table:table-cell>
          <table:table-cell office:value-type="float" office:value="1.213">
            <text:p>1.2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1168.9667">
            <text:p>1168.9667</text:p>
          </table:table-cell>
          <table:table-cell office:value-type="float" office:value="4">
            <text:p>4</text:p>
          </table:table-cell>
          <table:table-cell office:value-type="float" office:value="0.055495">
            <text:p>0.055495</text:p>
          </table:table-cell>
          <table:table-cell/>
          <table:table-cell office:value-type="float" office:value="0.41">
            <text:p>0.4</text:p>
          </table:table-cell>
          <table:table-cell office:value-type="float" office:value="0">
            <text:p>0</text:p>
          </table:table-cell>
          <table:table-cell office:value-type="float" office:value="1284.7335">
            <text:p>1284.7335</text:p>
          </table:table-cell>
          <table:table-cell office:value-type="float" office:value="4">
            <text:p>4</text:p>
          </table:table-cell>
          <table:table-cell office:value-type="percentage" office:value="-0.099033">
            <text:p>-9.90%</text:p>
          </table:table-cell>
          <table:table-cell table:style-name="ce3" table:formula="of:=[.N60]-[.T60]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4417">
            <text:p>4417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4,5,6,7,8,9]</text:p>
          </table:table-cell>
          <table:table-cell office:value-type="string">
            <text:p>&lt;1,12,19,18,16,13,21,17,23|2,14,9,24|3,20,22,5,8,6,11,7,10,25|4,15,26&gt;</text:p>
          </table:table-cell>
        </table:table-row>
        <table:table-row table:style-name="ro1">
          <table:table-cell office:value-type="string">
            <text:p>Pillac_TRSP_R6</text:p>
          </table:table-cell>
          <table:table-cell office:value-type="string">
            <text:p>Pi</text:p>
          </table:table-cell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0.0076">
            <text:p>0.0076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1206.0502">
            <text:p>1206.0502</text:p>
          </table:table-cell>
          <table:table-cell office:value-type="float" office:value="1.133">
            <text:p>1.1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1168.9667">
            <text:p>1168.9667</text:p>
          </table:table-cell>
          <table:table-cell office:value-type="float" office:value="4">
            <text:p>4</text:p>
          </table:table-cell>
          <table:table-cell office:value-type="float" office:value="0.030748">
            <text:p>0.030748</text:p>
          </table:table-cell>
          <table:table-cell/>
          <table:table-cell office:value-type="float" office:value="0.324">
            <text:p>0.3</text:p>
          </table:table-cell>
          <table:table-cell office:value-type="float" office:value="0">
            <text:p>0</text:p>
          </table:table-cell>
          <table:table-cell office:value-type="float" office:value="1284.7335">
            <text:p>1284.7335</text:p>
          </table:table-cell>
          <table:table-cell office:value-type="float" office:value="4">
            <text:p>4</text:p>
          </table:table-cell>
          <table:table-cell office:value-type="percentage" office:value="-0.099033">
            <text:p>-9.90%</text:p>
          </table:table-cell>
          <table:table-cell table:style-name="ce3" table:formula="of:=[.N61]-[.T61]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2403">
            <text:p>2403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5,6,7,8,9,10]</text:p>
          </table:table-cell>
          <table:table-cell office:value-type="string">
            <text:p>&lt;1,20,22,5,8,6,11,7,10,23|2,15,24|3,12,19,18,16,13,21,17,25|4,14,9,26&gt;</text:p>
          </table:table-cell>
        </table:table-row>
        <table:table-row table:style-name="ro1">
          <table:table-cell office:value-type="string">
            <text:p>Pillac_TRSP_R6</text:p>
          </table:table-cell>
          <table:table-cell office:value-type="string">
            <text:p>Pi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0.0068">
            <text:p>0.0068</text:p>
          </table:table-cell>
          <table:table-cell office:value-type="float" office:value="0">
            <text:p>0</text:p>
          </table:table-cell>
          <table:table-cell office:value-type="string">
            <text:p>TERMINATED</text:p>
          </table:table-cell>
          <table:table-cell office:value-type="float" office:value="1">
            <text:p>1</text:p>
          </table:table-cell>
          <table:table-cell office:value-type="float" office:value="1195.9167">
            <text:p>1195.9167</text:p>
          </table:table-cell>
          <table:table-cell office:value-type="float" office:value="0.981">
            <text:p>1.0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1168.9667">
            <text:p>1168.9667</text:p>
          </table:table-cell>
          <table:table-cell office:value-type="float" office:value="4">
            <text:p>4</text:p>
          </table:table-cell>
          <table:table-cell office:value-type="float" office:value="0.022535">
            <text:p>0.022535</text:p>
          </table:table-cell>
          <table:table-cell/>
          <table:table-cell office:value-type="float" office:value="0.402">
            <text:p>0.4</text:p>
          </table:table-cell>
          <table:table-cell office:value-type="float" office:value="0">
            <text:p>0</text:p>
          </table:table-cell>
          <table:table-cell office:value-type="float" office:value="1291.4835">
            <text:p>1291.4835</text:p>
          </table:table-cell>
          <table:table-cell office:value-type="float" office:value="4">
            <text:p>4</text:p>
          </table:table-cell>
          <table:table-cell office:value-type="percentage" office:value="-0.104808">
            <text:p>-10.48%</text:p>
          </table:table-cell>
          <table:table-cell table:style-name="ce3" table:formula="of:=[.N62]-[.T62]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3234">
            <text:p>3234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6,7,8,9,10,11]</text:p>
          </table:table-cell>
          <table:table-cell office:value-type="string">
            <text:p>&lt;1,15,23|2,14,9,24|3,12,19,18,17,13,21,16,25|4,20,22,5,8,6,11,7,10,26&gt;</text:p>
          </table:table-cell>
        </table:table-row>
        <table:table-row table:style-name="ro1">
          <table:table-cell office:value-type="string">
            <text:p>Pillac_TRSP_R6</text:p>
          </table:table-cell>
          <table:table-cell office:value-type="string">
            <text:p>Pi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0.0069">
            <text:p>0.0069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1221.4667">
            <text:p>1221.4667</text:p>
          </table:table-cell>
          <table:table-cell office:value-type="float" office:value="1.022">
            <text:p>1.0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1168.9667">
            <text:p>1168.9667</text:p>
          </table:table-cell>
          <table:table-cell office:value-type="float" office:value="4">
            <text:p>4</text:p>
          </table:table-cell>
          <table:table-cell office:value-type="float" office:value="0.042981">
            <text:p>0.042981</text:p>
          </table:table-cell>
          <table:table-cell/>
          <table:table-cell office:value-type="float" office:value="0.398">
            <text:p>0.4</text:p>
          </table:table-cell>
          <table:table-cell office:value-type="float" office:value="0">
            <text:p>0</text:p>
          </table:table-cell>
          <table:table-cell office:value-type="float" office:value="1284.7335">
            <text:p>1284.7335</text:p>
          </table:table-cell>
          <table:table-cell office:value-type="float" office:value="4">
            <text:p>4</text:p>
          </table:table-cell>
          <table:table-cell office:value-type="percentage" office:value="-0.099033">
            <text:p>-9.90%</text:p>
          </table:table-cell>
          <table:table-cell table:style-name="ce3" table:formula="of:=[.N63]-[.T63]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3439">
            <text:p>3439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7,8,9,10,11,12]</text:p>
          </table:table-cell>
          <table:table-cell office:value-type="string">
            <text:p>&lt;1,15,23|2,20,22,5,8,6,11,7,10,24|3,12,19,18,16,13,21,17,25|4,14,9,26&gt;</text:p>
          </table:table-cell>
        </table:table-row>
        <table:table-row table:style-name="ro1">
          <table:table-cell office:value-type="string">
            <text:p>Pillac_TRSP_R6</text:p>
          </table:table-cell>
          <table:table-cell office:value-type="string">
            <text:p>Pi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office:value-type="float" office:value="0.0073">
            <text:p>0.0073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1227.0168">
            <text:p>1227.0168</text:p>
          </table:table-cell>
          <table:table-cell office:value-type="float" office:value="1.121">
            <text:p>1.1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1168.9667">
            <text:p>1168.9667</text:p>
          </table:table-cell>
          <table:table-cell office:value-type="float" office:value="4">
            <text:p>4</text:p>
          </table:table-cell>
          <table:table-cell office:value-type="float" office:value="0.04731">
            <text:p>0.04731</text:p>
          </table:table-cell>
          <table:table-cell/>
          <table:table-cell office:value-type="float" office:value="0.402">
            <text:p>0.4</text:p>
          </table:table-cell>
          <table:table-cell office:value-type="float" office:value="0">
            <text:p>0</text:p>
          </table:table-cell>
          <table:table-cell office:value-type="float" office:value="1284.7335">
            <text:p>1284.7335</text:p>
          </table:table-cell>
          <table:table-cell office:value-type="float" office:value="4">
            <text:p>4</text:p>
          </table:table-cell>
          <table:table-cell office:value-type="percentage" office:value="-0.099033">
            <text:p>-9.90%</text:p>
          </table:table-cell>
          <table:table-cell table:style-name="ce3" table:formula="of:=[.N64]-[.T64]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3379">
            <text:p>3379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8,9,10,11,12,13]</text:p>
          </table:table-cell>
          <table:table-cell office:value-type="string">
            <text:p>&lt;1,15,23|2,12,19,18,16,13,21,17,24|3,20,22,5,8,6,11,7,10,25|4,14,9,26&gt;</text:p>
          </table:table-cell>
        </table:table-row>
        <table:table-row table:style-name="ro1">
          <table:table-cell office:value-type="string">
            <text:p>Pillac_TRSP_R6</text:p>
          </table:table-cell>
          <table:table-cell office:value-type="string">
            <text:p>Pi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float" office:value="0.0073">
            <text:p>0.0073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1174.5501">
            <text:p>1174.5501</text:p>
          </table:table-cell>
          <table:table-cell office:value-type="float" office:value="1.102">
            <text:p>1.1</text:p>
          </table:table-cell>
          <table:table-cell office:value-type="float" office:value="25600">
            <text:p>25600</text:p>
          </table:table-cell>
          <table:table-cell office:value-type="float" office:value="0">
            <text:p>0</text:p>
          </table:table-cell>
          <table:table-cell office:value-type="float" office:value="1284.7335">
            <text:p>1284.7335</text:p>
          </table:table-cell>
          <table:table-cell office:value-type="float" office:value="4">
            <text:p>4</text:p>
          </table:table-cell>
          <table:table-cell office:value-type="float" office:value="-0.093809">
            <text:p>-0.093809</text:p>
          </table:table-cell>
          <table:table-cell/>
          <table:table-cell office:value-type="float" office:value="0.278">
            <text:p>0.3</text:p>
          </table:table-cell>
          <table:table-cell office:value-type="float" office:value="0">
            <text:p>0</text:p>
          </table:table-cell>
          <table:table-cell office:value-type="float" office:value="1284.7335">
            <text:p>1284.7335</text:p>
          </table:table-cell>
          <table:table-cell office:value-type="float" office:value="4">
            <text:p>4</text:p>
          </table:table-cell>
          <table:table-cell office:value-type="percentage" office:value="0">
            <text:p>0.00%</text:p>
          </table:table-cell>
          <table:table-cell table:style-name="ce3" table:formula="of:=[.N65]-[.T65]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3373">
            <text:p>3373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9,10,11,12,13,14]</text:p>
          </table:table-cell>
          <table:table-cell office:value-type="string">
            <text:p>&lt;1,12,19,18,16,13,21,17,23|2,15,24|3,20,22,5,8,6,11,7,10,25|4,14,9,26&gt;</text:p>
          </table:table-cell>
        </table:table-row>
        <table:table-row table:style-name="ro1">
          <table:table-cell office:value-type="string">
            <text:p>Pillac_TRSP_R6</text:p>
          </table:table-cell>
          <table:table-cell office:value-type="string">
            <text:p>Pi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/>
          <table:table-cell office:value-type="float" office:value="0.0062">
            <text:p>0.0062</text:p>
          </table:table-cell>
          <table:table-cell office:value-type="float" office:value="0">
            <text:p>0</text:p>
          </table:table-cell>
          <table:table-cell office:value-type="string">
            <text:p>INFEASIBLE_SOLUTION</text:p>
          </table:table-cell>
          <table:table-cell office:value-type="float" office:value="1">
            <text:p>1</text:p>
          </table:table-cell>
          <table:table-cell office:value-type="float" office:value="1214.6667">
            <text:p>1214.6667</text:p>
          </table:table-cell>
          <table:table-cell office:value-type="float" office:value="1.115">
            <text:p>1.1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1168.9667">
            <text:p>1168.9667</text:p>
          </table:table-cell>
          <table:table-cell office:value-type="float" office:value="4">
            <text:p>4</text:p>
          </table:table-cell>
          <table:table-cell office:value-type="float" office:value="0.037623">
            <text:p>0.037623</text:p>
          </table:table-cell>
          <table:table-cell/>
          <table:table-cell office:value-type="float" office:value="0.531">
            <text:p>0.5</text:p>
          </table:table-cell>
          <table:table-cell office:value-type="float" office:value="0">
            <text:p>0</text:p>
          </table:table-cell>
          <table:table-cell office:value-type="float" office:value="1284.7335">
            <text:p>1284.7335</text:p>
          </table:table-cell>
          <table:table-cell office:value-type="float" office:value="4">
            <text:p>4</text:p>
          </table:table-cell>
          <table:table-cell office:value-type="percentage" office:value="-0.099033">
            <text:p>-9.90%</text:p>
          </table:table-cell>
          <table:table-cell table:style-name="ce3" table:formula="of:=[.N66]-[.T66]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TIMAL</text:p>
          </table:table-cell>
          <table:table-cell office:value-type="float" office:value="3501">
            <text:p>3501</text:p>
          </table:table-cell>
          <table:table-cell office:value-type="float" office:value="-1">
            <text:p>-1</text:p>
          </table:table-cell>
          <table:table-cell office:value-type="string">
            <text:p>nu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string">
            <text:p>[10,11,12,13,14,15]</text:p>
          </table:table-cell>
          <table:table-cell office:value-type="string">
            <text:p>&lt;1,14,9,23|2,12,19,18,16,13,21,17,24|3,20,22,5,8,6,11,7,10,25|4,15,26&gt;</text:p>
          </table:table-cell>
        </table:table-row>
        <table:table-row table:style-name="ro1" table:number-rows-repeated="104850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Pivot Table_Sheet1_1" table:style-name="ta1">
        <table:shapes>
          <draw:frame draw:z-index="0" draw:style-name="gr1" svg:width="6.2972in" svg:height="3.5394in" svg:x="0.7724in" svg:y="3.4421in">
            <draw:object draw:notify-on-update-of-ranges="'Pivot Table_Sheet1_1'.B17:'Pivot Table_Sheet1_1'.B17 'Pivot Table_Sheet1_1'.C17:'Pivot Table_Sheet1_1'.H17 'Pivot Table_Sheet1_1'.B18:'Pivot Table_Sheet1_1'.B18 'Pivot Table_Sheet1_1'.C18:'Pivot Table_Sheet1_1'.H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5" table:number-columns-repeated="8" table:default-cell-style-name="Default"/>
        <table:table-row table:style-name="ro3">
          <table:table-cell office:value-type="string">
            <text:p>Filter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table:style-name="ce4"/>
          <table:table-cell table:style-name="ce8" office:value-type="string">
            <text:p>size</text:p>
          </table:table-cell>
          <table:table-cell table:style-name="ce12" table:number-columns-repeated="5"/>
          <table:table-cell table:style-name="ce18"/>
        </table:table-row>
        <table:table-row table:style-name="ro3">
          <table:table-cell table:style-name="ce5" office:value-type="string">
            <text:p>Data</text:p>
          </table:table-cell>
          <table:table-cell table:style-name="ce9" office:value-type="float" office:value="18">
            <text:p>18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50">
            <text:p>50</text:p>
          </table:table-cell>
          <table:table-cell table:style-name="ce19" office:value-type="string">
            <text:p>Total Result</text:p>
          </table:table-cell>
        </table:table-row>
        <table:table-row table:style-name="ro3">
          <table:table-cell table:style-name="ce6" office:value-type="string">
            <text:p>Average - alns_time_s</text:p>
          </table:table-cell>
          <table:table-cell table:style-name="ce10" office:value-type="float" office:value="1.1186">
            <text:p>1.1</text:p>
          </table:table-cell>
          <table:table-cell table:style-name="ce14" office:value-type="float" office:value="4.6856">
            <text:p>4.7</text:p>
          </table:table-cell>
          <table:table-cell table:style-name="ce14" office:value-type="float" office:value="5.067">
            <text:p>5.1</text:p>
          </table:table-cell>
          <table:table-cell table:style-name="ce14" office:value-type="float" office:value="6.0343">
            <text:p>6.0</text:p>
          </table:table-cell>
          <table:table-cell table:style-name="ce14" office:value-type="float" office:value="8.6025">
            <text:p>8.6</text:p>
          </table:table-cell>
          <table:table-cell table:style-name="ce16" office:value-type="float" office:value="7.157">
            <text:p>7.2</text:p>
          </table:table-cell>
          <table:table-cell table:style-name="ce20" office:value-type="float" office:value="5.44416666666667">
            <text:p>5.4</text:p>
          </table:table-cell>
        </table:table-row>
        <table:table-row table:style-name="ro3">
          <table:table-cell table:style-name="ce7" office:value-type="string">
            <text:p>Average - postop_time_s</text:p>
          </table:table-cell>
          <table:table-cell table:style-name="ce11" office:value-type="float" office:value="0.3555">
            <text:p>0.4</text:p>
          </table:table-cell>
          <table:table-cell table:style-name="ce15" office:value-type="float" office:value="1.444">
            <text:p>1.4</text:p>
          </table:table-cell>
          <table:table-cell table:style-name="ce15" office:value-type="float" office:value="5.4159">
            <text:p>5.4</text:p>
          </table:table-cell>
          <table:table-cell table:style-name="ce15" office:value-type="float" office:value="1.4616">
            <text:p>1.5</text:p>
          </table:table-cell>
          <table:table-cell table:style-name="ce15" office:value-type="float" office:value="4.8183">
            <text:p>4.8</text:p>
          </table:table-cell>
          <table:table-cell table:style-name="ce17" office:value-type="float" office:value="3.5621">
            <text:p>3.6</text:p>
          </table:table-cell>
          <table:table-cell table:style-name="ce21" office:value-type="float" office:value="2.8429">
            <text:p>2.8</text:p>
          </table:table-cell>
        </table:table-row>
        <table:table-row table:style-name="ro3">
          <table:table-cell table:number-columns-repeated="8"/>
        </table:table-row>
        <table:table-row table:style-name="ro1">
          <table:table-cell table:number-columns-repeated="8"/>
        </table:table-row>
        <table:table-row table:style-name="ro3" table:number-rows-repeated="6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5" office:value-type="string">
            <text:p>Size</text:p>
          </table:table-cell>
          <table:table-cell table:style-name="ce9" office:value-type="float" office:value="18">
            <text:p>18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50">
            <text:p>50</text:p>
          </table:table-cell>
        </table:table-row>
        <table:table-row table:style-name="ro1">
          <table:table-cell/>
          <table:table-cell table:style-name="ce6" office:value-type="string">
            <text:p>Time</text:p>
          </table:table-cell>
          <table:table-cell table:style-name="ce10" office:value-type="float" office:value="1.1186">
            <text:p>1.1</text:p>
          </table:table-cell>
          <table:table-cell table:style-name="ce14" office:value-type="float" office:value="4.6856">
            <text:p>4.7</text:p>
          </table:table-cell>
          <table:table-cell table:style-name="ce14" office:value-type="float" office:value="5.067">
            <text:p>5.1</text:p>
          </table:table-cell>
          <table:table-cell table:style-name="ce14" office:value-type="float" office:value="6.0343">
            <text:p>6.0</text:p>
          </table:table-cell>
          <table:table-cell table:style-name="ce14" office:value-type="float" office:value="8.6025">
            <text:p>8.6</text:p>
          </table:table-cell>
          <table:table-cell table:style-name="ce16" office:value-type="float" office:value="7.157">
            <text:p>7.2</text:p>
          </table:table-cell>
        </table:table-row>
        <table:table-row table:style-name="ro1">
          <table:table-cell table:number-columns-repeated="8"/>
        </table:table-row>
      </table:table>
      <table:named-expressions/>
      <table:data-pilot-tables>
        <table:data-pilot-table table:name="DataPilot1" table:application-data="" table:target-range-address="'Pivot Table_Sheet1_1'.A1:'Pivot Table_Sheet1_1'.H6" table:buttons="'Pivot Table_Sheet1_1'.A1 'Pivot Table_Sheet1_1'.A4 'Pivot Table_Sheet1_1'.B3" table:grand-total="column">
          <table:source-cell-range table:cell-range-address="Sheet1.A6:Sheet1.AJ66"/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ize" table:orientation="column" table:used-hierarchy="0" table:function="auto">
            <table:data-pilot-level table:show-empty="false">
              <table:data-pilot-members>
                <table:data-pilot-member table:name="18" table:display="true" table:show-details="true"/>
                <table:data-pilot-member table:name="37" table:display="true" table:show-details="true"/>
                <table:data-pilot-member table:name="41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ns_time_s" table:orientation="data" table:used-hierarchy="0" table:function="average">
            <table:data-pilot-level table:show-empty="false">
              <table:data-pilot-members>
                <table:data-pilot-member table:name="0.981" table:display="true" table:show-details="true"/>
                <table:data-pilot-member table:name="1.022" table:display="true" table:show-details="true"/>
                <table:data-pilot-member table:name="1.084" table:display="true" table:show-details="true"/>
                <table:data-pilot-member table:name="1.102" table:display="true" table:show-details="true"/>
                <table:data-pilot-member table:name="1.115" table:display="true" table:show-details="true"/>
                <table:data-pilot-member table:name="1.121" table:display="true" table:show-details="true"/>
                <table:data-pilot-member table:name="1.133" table:display="true" table:show-details="true"/>
                <table:data-pilot-member table:name="1.168" table:display="true" table:show-details="true"/>
                <table:data-pilot-member table:name="1.213" table:display="true" table:show-details="true"/>
                <table:data-pilot-member table:name="1.247" table:display="true" table:show-details="true"/>
                <table:data-pilot-member table:name="4.502" table:display="true" table:show-details="true"/>
                <table:data-pilot-member table:name="4.528" table:display="true" table:show-details="true"/>
                <table:data-pilot-member table:name="4.532" table:display="true" table:show-details="true"/>
                <table:data-pilot-member table:name="4.552" table:display="true" table:show-details="true"/>
                <table:data-pilot-member table:name="4.614" table:display="true" table:show-details="true"/>
                <table:data-pilot-member table:name="4.635" table:display="true" table:show-details="true"/>
                <table:data-pilot-member table:name="4.675" table:display="true" table:show-details="true"/>
                <table:data-pilot-member table:name="4.731" table:display="true" table:show-details="true"/>
                <table:data-pilot-member table:name="4.772" table:display="true" table:show-details="true"/>
                <table:data-pilot-member table:name="4.783" table:display="true" table:show-details="true"/>
                <table:data-pilot-member table:name="4.977" table:display="true" table:show-details="true"/>
                <table:data-pilot-member table:name="5.015" table:display="true" table:show-details="true"/>
                <table:data-pilot-member table:name="5.018" table:display="true" table:show-details="true"/>
                <table:data-pilot-member table:name="5.023" table:display="true" table:show-details="true"/>
                <table:data-pilot-member table:name="5.072" table:display="true" table:show-details="true"/>
                <table:data-pilot-member table:name="5.084" table:display="true" table:show-details="true"/>
                <table:data-pilot-member table:name="5.109" table:display="true" table:show-details="true"/>
                <table:data-pilot-member table:name="5.251" table:display="true" table:show-details="true"/>
                <table:data-pilot-member table:name="5.313" table:display="true" table:show-details="true"/>
                <table:data-pilot-member table:name="5.34" table:display="true" table:show-details="true"/>
                <table:data-pilot-member table:name="5.772" table:display="true" table:show-details="true"/>
                <table:data-pilot-member table:name="5.802" table:display="true" table:show-details="true"/>
                <table:data-pilot-member table:name="5.848" table:display="true" table:show-details="true"/>
                <table:data-pilot-member table:name="5.909" table:display="true" table:show-details="true"/>
                <table:data-pilot-member table:name="5.913" table:display="true" table:show-details="true"/>
                <table:data-pilot-member table:name="5.944" table:display="true" table:show-details="true"/>
                <table:data-pilot-member table:name="5.954" table:display="true" table:show-details="true"/>
                <table:data-pilot-member table:name="6.032" table:display="true" table:show-details="true"/>
                <table:data-pilot-member table:name="6.144" table:display="true" table:show-details="true"/>
                <table:data-pilot-member table:name="6.823" table:display="true" table:show-details="true"/>
                <table:data-pilot-member table:name="6.883" table:display="true" table:show-details="true"/>
                <table:data-pilot-member table:name="6.997" table:display="true" table:show-details="true"/>
                <table:data-pilot-member table:name="7.025" table:display="true" table:show-details="true"/>
                <table:data-pilot-member table:name="7.029" table:display="true" table:show-details="true"/>
                <table:data-pilot-member table:name="7.199" table:display="true" table:show-details="true"/>
                <table:data-pilot-member table:name="7.257" table:display="true" table:show-details="true"/>
                <table:data-pilot-member table:name="7.269" table:display="true" table:show-details="true"/>
                <table:data-pilot-member table:name="7.281" table:display="true" table:show-details="true"/>
                <table:data-pilot-member table:name="7.317" table:display="true" table:show-details="true"/>
                <table:data-pilot-member table:name="7.515" table:display="true" table:show-details="true"/>
                <table:data-pilot-member table:name="8.09" table:display="true" table:show-details="true"/>
                <table:data-pilot-member table:name="8.362" table:display="true" table:show-details="true"/>
                <table:data-pilot-member table:name="8.38" table:display="true" table:show-details="true"/>
                <table:data-pilot-member table:name="8.466" table:display="true" table:show-details="true"/>
                <table:data-pilot-member table:name="8.652" table:display="true" table:show-details="true"/>
                <table:data-pilot-member table:name="8.698" table:display="true" table:show-details="true"/>
                <table:data-pilot-member table:name="8.765" table:display="true" table:show-details="true"/>
                <table:data-pilot-member table:name="8.864" table:display="true" table:show-details="true"/>
                <table:data-pilot-member table:name="8.868" table:display="true" table:show-details="true"/>
                <table:data-pilot-member table:name="8.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stop_time_s" table:orientation="data" table:used-hierarchy="0" table:function="average">
            <table:data-pilot-level table:show-empty="false">
              <table:data-pilot-members>
                <table:data-pilot-member table:name="0.23" table:display="true" table:show-details="true"/>
                <table:data-pilot-member table:name="0.231" table:display="true" table:show-details="true"/>
                <table:data-pilot-member table:name="0.278" table:display="true" table:show-details="true"/>
                <table:data-pilot-member table:name="0.324" table:display="true" table:show-details="true"/>
                <table:data-pilot-member table:name="0.349" table:display="true" table:show-details="true"/>
                <table:data-pilot-member table:name="0.398" table:display="true" table:show-details="true"/>
                <table:data-pilot-member table:name="0.402" table:display="true" table:show-details="true"/>
                <table:data-pilot-member table:name="0.41" table:display="true" table:show-details="true"/>
                <table:data-pilot-member table:name="0.531" table:display="true" table:show-details="true"/>
                <table:data-pilot-member table:name="0.88" table:display="true" table:show-details="true"/>
                <table:data-pilot-member table:name="0.92" table:display="true" table:show-details="true"/>
                <table:data-pilot-member table:name="0.939" table:display="true" table:show-details="true"/>
                <table:data-pilot-member table:name="0.977" table:display="true" table:show-details="true"/>
                <table:data-pilot-member table:name="0.992" table:display="true" table:show-details="true"/>
                <table:data-pilot-member table:name="1.013" table:display="true" table:show-details="true"/>
                <table:data-pilot-member table:name="1.048" table:display="true" table:show-details="true"/>
                <table:data-pilot-member table:name="1.1" table:display="true" table:show-details="true"/>
                <table:data-pilot-member table:name="1.14" table:display="true" table:show-details="true"/>
                <table:data-pilot-member table:name="1.176" table:display="true" table:show-details="true"/>
                <table:data-pilot-member table:name="1.178" table:display="true" table:show-details="true"/>
                <table:data-pilot-member table:name="1.191" table:display="true" table:show-details="true"/>
                <table:data-pilot-member table:name="1.256" table:display="true" table:show-details="true"/>
                <table:data-pilot-member table:name="1.262" table:display="true" table:show-details="true"/>
                <table:data-pilot-member table:name="1.408" table:display="true" table:show-details="true"/>
                <table:data-pilot-member table:name="1.481" table:display="true" table:show-details="true"/>
                <table:data-pilot-member table:name="1.575" table:display="true" table:show-details="true"/>
                <table:data-pilot-member table:name="1.601" table:display="true" table:show-details="true"/>
                <table:data-pilot-member table:name="1.629" table:display="true" table:show-details="true"/>
                <table:data-pilot-member table:name="1.633" table:display="true" table:show-details="true"/>
                <table:data-pilot-member table:name="1.69" table:display="true" table:show-details="true"/>
                <table:data-pilot-member table:name="1.708" table:display="true" table:show-details="true"/>
                <table:data-pilot-member table:name="1.721" table:display="true" table:show-details="true"/>
                <table:data-pilot-member table:name="2.049" table:display="true" table:show-details="true"/>
                <table:data-pilot-member table:name="2.293" table:display="true" table:show-details="true"/>
                <table:data-pilot-member table:name="2.785" table:display="true" table:show-details="true"/>
                <table:data-pilot-member table:name="2.883" table:display="true" table:show-details="true"/>
                <table:data-pilot-member table:name="3.406" table:display="true" table:show-details="true"/>
                <table:data-pilot-member table:name="3.463" table:display="true" table:show-details="true"/>
                <table:data-pilot-member table:name="3.686" table:display="true" table:show-details="true"/>
                <table:data-pilot-member table:name="4.012" table:display="true" table:show-details="true"/>
                <table:data-pilot-member table:name="4.018" table:display="true" table:show-details="true"/>
                <table:data-pilot-member table:name="4.045" table:display="true" table:show-details="true"/>
                <table:data-pilot-member table:name="4.052" table:display="true" table:show-details="true"/>
                <table:data-pilot-member table:name="4.227" table:display="true" table:show-details="true"/>
                <table:data-pilot-member table:name="4.322" table:display="true" table:show-details="true"/>
                <table:data-pilot-member table:name="4.461" table:display="true" table:show-details="true"/>
                <table:data-pilot-member table:name="4.589" table:display="true" table:show-details="true"/>
                <table:data-pilot-member table:name="4.61" table:display="true" table:show-details="true"/>
                <table:data-pilot-member table:name="4.617" table:display="true" table:show-details="true"/>
                <table:data-pilot-member table:name="4.821" table:display="true" table:show-details="true"/>
                <table:data-pilot-member table:name="5.898" table:display="true" table:show-details="true"/>
                <table:data-pilot-member table:name="6.727" table:display="true" table:show-details="true"/>
                <table:data-pilot-member table:name="6.849" table:display="true" table:show-details="true"/>
                <table:data-pilot-member table:name="7.448" table:display="true" table:show-details="true"/>
                <table:data-pilot-member table:name="7.69" table:display="true" table:show-details="true"/>
                <table:data-pilot-member table:name="7.922" table:display="true" table:show-details="true"/>
                <table:data-pilot-member table:name="10.717" table:display="true" table:show-details="true"/>
                <table:data-pilot-member table:name="12.5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9T09:55:10</dc:date>
    <dc:creator>Victor Pillac</dc:creator>
    <meta:document-statistic meta:table-count="2" meta:cell-count="2059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scatter" chart:style-name="ch1">
        <chart:legend chart:legend-position="end" svg:x="13.885cm" svg:y="4.196cm" style:legend-expansion="high" chart:style-name="ch2"/>
        <chart:plot-area chart:style-name="ch3" table:cell-range-address="'Pivot Table_Sheet1_1'.B17:'Pivot Table_Sheet1_1'.H18" chart:data-source-has-labels="column" svg:x="0.769cm" svg:y="0.851cm" svg:width="12.478cm" svg:height="7.541cm">
          <chartooo:coordinate-region svg:x="1.682cm" svg:y="1.05cm" svg:width="11.378cm" svg:height="6.6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ivot Table_Sheet1_1'.C18:'Pivot Table_Sheet1_1'.H18" chart:label-cell-address="'Pivot Table_Sheet1_1'.B18:'Pivot Table_Sheet1_1'.B18" chart:class="chart:scatter">
            <chart:domain table:cell-range-address="'Pivot Table_Sheet1_1'.C17:'Pivot Table_Sheet1_1'.H1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Pivot Table_Sheet1_1'.C17:'Pivot Table_Sheet1_1'.H17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Time</text:p>
                <draw:g>
                  <svg:desc>'Pivot Table_Sheet1_1'.B18:'Pivot Table_Sheet1_1'.B18</svg:desc>
                </draw:g>
              </table:table-cell>
              <table:table-cell office:value-type="float" office:value="1.1186">
                <text:p>1.1186</text:p>
                <draw:g>
                  <svg:desc>'Pivot Table_Sheet1_1'.C18:'Pivot Table_Sheet1_1'.H18</svg:desc>
                </draw:g>
              </table:table-cell>
              <table:table-cell office:value-type="float" office:value="4.6856">
                <text:p>4.6856</text:p>
              </table:table-cell>
              <table:table-cell office:value-type="float" office:value="5.067">
                <text:p>5.067</text:p>
              </table:table-cell>
              <table:table-cell office:value-type="float" office:value="6.0343">
                <text:p>6.0343</text:p>
              </table:table-cell>
              <table:table-cell office:value-type="float" office:value="8.6025">
                <text:p>8.6025</text:p>
              </table:table-cell>
              <table:table-cell office:value-type="float" office:value="7.157">
                <text:p>7.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